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55">
            <text:p>15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95">
            <text:p>19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7">
            <text:p>27.0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5012">
            <text:p>1501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5182">
            <text:p>1518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5874">
            <text:p>1587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10">
            <text:p>2021-02-1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4 - 1.22)">
            <text:p>(0.94 - 1.2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8">
            <text:p>1.0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0" table:number-columns-repeated="3" table:default-cell-style-name="Default"/>
        <table:table-column table:style-name="co15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291">
            <text:p>-291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0928140847765764">
            <text:p>-0.0092814085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7683913633123">
            <text:p>0.96768391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47.125">
            <text:p>-947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62757121219524">
            <text:p>-0.0462757121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42232232976659">
            <text:p>0.842232233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6293285731578">
            <text:p>-14.6293285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table:number-columns-repeated="2"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75">
            <text:p>18775</text:p>
          </table:table-cell>
          <table:table-cell office:value-type="float" office:value="30377">
            <text:p>30377</text:p>
          </table:table-cell>
          <table:table-cell office:value-type="float" office:value="-776.375">
            <text:p>-776.375</text:p>
          </table:table-cell>
          <table:table-cell office:value-type="float" office:value="-1054.25">
            <text:p>-1054.25</text:p>
          </table:table-cell>
          <table:table-cell office:value-type="float" office:value="-113.625">
            <text:p>-113.625</text:p>
          </table:table-cell>
          <table:table-cell office:value-type="float" office:value="-0.0538700388565085">
            <text:p>-0.0538700389</text:p>
          </table:table-cell>
          <table:table-cell office:value-type="float" office:value="-0.0561517976031957">
            <text:p>-0.0561517976</text:p>
          </table:table-cell>
          <table:table-cell office:value-type="float" office:value="-0.00374049445304013">
            <text:p>-0.0037404945</text:p>
          </table:table-cell>
          <table:table-cell office:value-type="float" office:value="0.817142746931568">
            <text:p>0.8171427469</text:p>
          </table:table-cell>
          <table:table-cell office:value-type="float" office:value="0.809648636161993">
            <text:p>0.8096486362</text:p>
          </table:table-cell>
          <table:table-cell office:value-type="float" office:value="0.986935692359916">
            <text:p>0.9869356924</text:p>
          </table:table-cell>
          <table:table-cell office:value-type="float" office:value="-12.5172537819823">
            <text:p>-12.517253782</text:p>
          </table:table-cell>
          <table:table-cell office:value-type="float" office:value="-11.9942557604782">
            <text:p>-11.9942557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756.375">
            <text:p>-756.375</text:p>
          </table:table-cell>
          <table:table-cell office:value-type="float" office:value="206.375">
            <text:p>206.375</text:p>
          </table:table-cell>
          <table:table-cell office:value-type="float" office:value="-291">
            <text:p>-291</text:p>
          </table:table-cell>
          <table:table-cell office:value-type="float" office:value="-0.0570160560832203">
            <text:p>-0.0570160561</text:p>
          </table:table-cell>
          <table:table-cell office:value-type="float" office:value="0.0108208368288591">
            <text:p>0.0108208368</text:p>
          </table:table-cell>
          <table:table-cell office:value-type="float" office:value="-0.00928140847765764">
            <text:p>-0.0092814085</text:p>
          </table:table-cell>
          <table:table-cell office:value-type="float" office:value="0.806815431785248">
            <text:p>0.8068154318</text:p>
          </table:table-cell>
          <table:table-cell office:value-type="float" office:value="1.03810242629997">
            <text:p>1.0381024263</text:p>
          </table:table-cell>
          <table:table-cell office:value-type="float" office:value="0.967683913633123">
            <text:p>0.9676839136</text:p>
          </table:table-cell>
          <table:table-cell office:value-type="float" office:value="-11.807087996093">
            <text:p>-11.80708799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1183">
            <text:p>1183</text:p>
          </table:table-cell>
          <table:table-cell office:value-type="float" office:value="771">
            <text:p>771</text:p>
          </table:table-cell>
          <table:table-cell office:value-type="float" office:value="510">
            <text:p>510</text:p>
          </table:table-cell>
          <table:table-cell office:value-type="float" office:value="11588">
            <text:p>11588</text:p>
          </table:table-cell>
          <table:table-cell office:value-type="float" office:value="19535">
            <text:p>19535</text:p>
          </table:table-cell>
          <table:table-cell office:value-type="float" office:value="29955">
            <text:p>29955</text:p>
          </table:table-cell>
          <table:table-cell office:value-type="float" office:value="-639.75">
            <text:p>-639.75</text:p>
          </table:table-cell>
          <table:table-cell office:value-type="float" office:value="311.125">
            <text:p>311.125</text:p>
          </table:table-cell>
          <table:table-cell office:value-type="float" office:value="-799.875">
            <text:p>-799.875</text:p>
          </table:table-cell>
          <table:table-cell office:value-type="float" office:value="-0.0552079737659648">
            <text:p>-0.0552079738</text:p>
          </table:table-cell>
          <table:table-cell office:value-type="float" office:value="0.015926542103916">
            <text:p>0.0159265421</text:p>
          </table:table-cell>
          <table:table-cell office:value-type="float" office:value="-0.0267025538307461">
            <text:p>-0.0267025538</text:p>
          </table:table-cell>
          <table:table-cell office:value-type="float" office:value="0.812746015739116">
            <text:p>0.8127460157</text:p>
          </table:table-cell>
          <table:table-cell office:value-type="float" office:value="1.05624006066075">
            <text:p>1.0562400607</text:p>
          </table:table-cell>
          <table:table-cell office:value-type="float" office:value="0.907938593299313">
            <text:p>0.9079385933</text:p>
          </table:table-cell>
          <table:table-cell office:value-type="float" office:value="-12.2053467540049">
            <text:p>-12.205346754</text:p>
          </table:table-cell>
          <table:table-cell office:value-type="float" office:value="0">
            <text:p>0</text:p>
          </table:table-cell>
          <table:table-cell office:value-type="float" office:value="-25.609948754694">
            <text:p>-25.609948754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0952">
            <text:p>10952</text:p>
          </table:table-cell>
          <table:table-cell office:value-type="float" office:value="18683">
            <text:p>18683</text:p>
          </table:table-cell>
          <table:table-cell office:value-type="float" office:value="29087">
            <text:p>29087</text:p>
          </table:table-cell>
          <table:table-cell office:value-type="float" office:value="-456">
            <text:p>-456</text:p>
          </table:table-cell>
          <table:table-cell office:value-type="float" office:value="-774.625">
            <text:p>-774.625</text:p>
          </table:table-cell>
          <table:table-cell office:value-type="float" office:value="149.375">
            <text:p>149.375</text:p>
          </table:table-cell>
          <table:table-cell office:value-type="float" office:value="-0.04163623082542">
            <text:p>-0.0416362308</text:p>
          </table:table-cell>
          <table:table-cell office:value-type="float" office:value="-0.0414614890542204">
            <text:p>-0.0414614891</text:p>
          </table:table-cell>
          <table:table-cell office:value-type="float" office:value="0.00513545570185994">
            <text:p>0.0051354557</text:p>
          </table:table-cell>
          <table:table-cell office:value-type="float" office:value="0.857671000517031">
            <text:p>0.8576710005</text:p>
          </table:table-cell>
          <table:table-cell office:value-type="float" office:value="0.858254136256431">
            <text:p>0.8582541363</text:p>
          </table:table-cell>
          <table:table-cell office:value-type="float" office:value="1.01802578585083">
            <text:p>1.0180257859</text:p>
          </table:table-cell>
          <table:table-cell office:value-type="float" office:value="-16.2986627887778">
            <text:p>-16.2986627888</text:p>
          </table:table-cell>
          <table:table-cell office:value-type="float" office:value="-16.3688359539829">
            <text:p>-16.3688359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577">
            <text:p>577</text:p>
          </table:table-cell>
          <table:table-cell office:value-type="float" office:value="11232">
            <text:p>11232</text:p>
          </table:table-cell>
          <table:table-cell office:value-type="float" office:value="18512">
            <text:p>18512</text:p>
          </table:table-cell>
          <table:table-cell office:value-type="float" office:value="30392">
            <text:p>30392</text:p>
          </table:table-cell>
          <table:table-cell office:value-type="float" office:value="-148">
            <text:p>-148</text:p>
          </table:table-cell>
          <table:table-cell office:value-type="float" office:value="-1022.25">
            <text:p>-1022.25</text:p>
          </table:table-cell>
          <table:table-cell office:value-type="float" office:value="-1.75">
            <text:p>-1.75</text:p>
          </table:table-cell>
          <table:table-cell office:value-type="float" office:value="-0.0131766381766382">
            <text:p>-0.0131766382</text:p>
          </table:table-cell>
          <table:table-cell office:value-type="float" office:value="-0.0552209377700951">
            <text:p>-0.0552209378</text:p>
          </table:table-cell>
          <table:table-cell table:style-name="ce17" office:value-type="float" office:value="-0.0000575809423532509">
            <text:p>-5.76E-005</text:p>
          </table:table-cell>
          <table:table-cell office:value-type="float" office:value="0.954222069017297">
            <text:p>0.954222069</text:p>
          </table:table-cell>
          <table:table-cell office:value-type="float" office:value="0.812703447662356">
            <text:p>0.8127034477</text:p>
          </table:table-cell>
          <table:table-cell office:value-type="float" office:value="0.999798473200271">
            <text:p>0.9997984732</text:p>
          </table:table-cell>
          <table:table-cell office:value-type="float" office:value="0">
            <text:p>0</text:p>
          </table:table-cell>
          <table:table-cell office:value-type="float" office:value="-12.2023984260962">
            <text:p>-12.2023984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2040">
            <text:p>12040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120">
            <text:p>-120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0996677740863787">
            <text:p>-0.0099667774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65310978907518">
            <text:p>0.9653109789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1284">
            <text:p>128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673">
            <text:p>11673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08.875">
            <text:p>-708.875</text:p>
          </table:table-cell>
          <table:table-cell office:value-type="float" office:value="-495.375">
            <text:p>-495.375</text:p>
          </table:table-cell>
          <table:table-cell office:value-type="float" office:value="-762.625">
            <text:p>-762.625</text:p>
          </table:table-cell>
          <table:table-cell office:value-type="float" office:value="-0.0607277477940547">
            <text:p>-0.0607277478</text:p>
          </table:table-cell>
          <table:table-cell office:value-type="float" office:value="-0.0278300561797753">
            <text:p>-0.0278300562</text:p>
          </table:table-cell>
          <table:table-cell office:value-type="float" office:value="-0.0255024411449973">
            <text:p>-0.0255024411</text:p>
          </table:table-cell>
          <table:table-cell office:value-type="float" office:value="0.794681087051">
            <text:p>0.7946810871</text:p>
          </table:table-cell>
          <table:table-cell office:value-type="float" office:value="0.904112846943647">
            <text:p>0.9041128469</text:p>
          </table:table-cell>
          <table:table-cell office:value-type="float" office:value="0.912016190021043">
            <text:p>0.91201619</text:p>
          </table:table-cell>
          <table:table-cell office:value-type="float" office:value="-11.0638188334823">
            <text:p>-11.0638188335</text:p>
          </table:table-cell>
          <table:table-cell office:value-type="float" office:value="-24.5582201620239">
            <text:p>-24.558220162</text:p>
          </table:table-cell>
          <table:table-cell office:value-type="float" office:value="-26.831574674361">
            <text:p>-26.831574674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835">
            <text:p>835</text:p>
          </table:table-cell>
          <table:table-cell office:value-type="float" office:value="572">
            <text:p>572</text:p>
          </table:table-cell>
          <table:table-cell office:value-type="float" office:value="1239">
            <text:p>1239</text:p>
          </table:table-cell>
          <table:table-cell office:value-type="float" office:value="10858">
            <text:p>10858</text:p>
          </table:table-cell>
          <table:table-cell office:value-type="float" office:value="16400">
            <text:p>16400</text:p>
          </table:table-cell>
          <table:table-cell office:value-type="float" office:value="27388">
            <text:p>27388</text:p>
          </table:table-cell>
          <table:table-cell office:value-type="float" office:value="-375.875">
            <text:p>-375.875</text:p>
          </table:table-cell>
          <table:table-cell office:value-type="float" office:value="-814.5">
            <text:p>-814.5</text:p>
          </table:table-cell>
          <table:table-cell office:value-type="float" office:value="-1338.75">
            <text:p>-1338.75</text:p>
          </table:table-cell>
          <table:table-cell office:value-type="float" office:value="-0.034617332842144">
            <text:p>-0.0346173328</text:p>
          </table:table-cell>
          <table:table-cell office:value-type="float" office:value="-0.0496646341463415">
            <text:p>-0.0496646341</text:p>
          </table:table-cell>
          <table:table-cell office:value-type="float" office:value="-0.0488808967430992">
            <text:p>-0.0488808967</text:p>
          </table:table-cell>
          <table:table-cell office:value-type="float" office:value="0.881188120129379">
            <text:p>0.8811881201</text:p>
          </table:table-cell>
          <table:table-cell office:value-type="float" office:value="0.831008269222189">
            <text:p>0.8310082692</text:p>
          </table:table-cell>
          <table:table-cell office:value-type="float" office:value="0.833599971849316">
            <text:p>0.8335999718</text:p>
          </table:table-cell>
          <table:table-cell office:value-type="float" office:value="-19.6745163854042">
            <text:p>-19.6745163854</text:p>
          </table:table-cell>
          <table:table-cell office:value-type="float" office:value="-13.6070387560231">
            <text:p>-13.607038756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1224">
            <text:p>1224</text:p>
          </table:table-cell>
          <table:table-cell office:value-type="float" office:value="822">
            <text:p>822</text:p>
          </table:table-cell>
          <table:table-cell office:value-type="float" office:value="561">
            <text:p>561</text:p>
          </table:table-cell>
          <table:table-cell office:value-type="float" office:value="11458">
            <text:p>11458</text:p>
          </table:table-cell>
          <table:table-cell office:value-type="float" office:value="16330">
            <text:p>16330</text:p>
          </table:table-cell>
          <table:table-cell office:value-type="float" office:value="24851">
            <text:p>24851</text:p>
          </table:table-cell>
          <table:table-cell office:value-type="float" office:value="-250.5">
            <text:p>-250.5</text:p>
          </table:table-cell>
          <table:table-cell office:value-type="float" office:value="-28.25">
            <text:p>-28.25</text:p>
          </table:table-cell>
          <table:table-cell office:value-type="float" office:value="-1411.125">
            <text:p>-1411.125</text:p>
          </table:table-cell>
          <table:table-cell office:value-type="float" office:value="-0.0218624541804853">
            <text:p>-0.0218624542</text:p>
          </table:table-cell>
          <table:table-cell office:value-type="float" office:value="-0.00172994488671157">
            <text:p>-0.0017299449</text:p>
          </table:table-cell>
          <table:table-cell office:value-type="float" office:value="-0.05678342923826">
            <text:p>-0.0567834292</text:p>
          </table:table-cell>
          <table:table-cell office:value-type="float" office:value="0.924418225497777">
            <text:p>0.9244182255</text:p>
          </table:table-cell>
          <table:table-cell office:value-type="float" office:value="0.993951058606759">
            <text:p>0.9939510586</text:p>
          </table:table-cell>
          <table:table-cell office:value-type="float" office:value="0.807577739024761">
            <text:p>0.807577739</text:p>
          </table:table-cell>
          <table:table-cell office:value-type="float" office:value="-31.3570613423775">
            <text:p>-31.3570613424</text:p>
          </table:table-cell>
          <table:table-cell office:value-type="float" office:value="0">
            <text:p>0</text:p>
          </table:table-cell>
          <table:table-cell office:value-type="float" office:value="-11.8569065025706">
            <text:p>-11.856906502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1232">
            <text:p>1232</text:p>
          </table:table-cell>
          <table:table-cell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12090">
            <text:p>12090</text:p>
          </table:table-cell>
          <table:table-cell office:value-type="float" office:value="15550">
            <text:p>15550</text:p>
          </table:table-cell>
          <table:table-cell office:value-type="float" office:value="22850">
            <text:p>22850</text:p>
          </table:table-cell>
          <table:table-cell office:value-type="float" office:value="-84">
            <text:p>-84</text:p>
          </table:table-cell>
          <table:table-cell office:value-type="float" office:value="-173.75">
            <text:p>-173.75</text:p>
          </table:table-cell>
          <table:table-cell office:value-type="float" office:value="-1286.875">
            <text:p>-1286.875</text:p>
          </table:table-cell>
          <table:table-cell office:value-type="float" office:value="-0.00694789081885856">
            <text:p>-0.0069478908</text:p>
          </table:table-cell>
          <table:table-cell office:value-type="float" office:value="-0.0111736334405145">
            <text:p>-0.0111736334</text:p>
          </table:table-cell>
          <table:table-cell office:value-type="float" office:value="-0.0563183807439825">
            <text:p>-0.0563183807</text:p>
          </table:table-cell>
          <table:table-cell office:value-type="float" office:value="0.975776997580183">
            <text:p>0.9757769976</text:p>
          </table:table-cell>
          <table:table-cell office:value-type="float" office:value="0.961136989123355">
            <text:p>0.9611369891</text:p>
          </table:table-cell>
          <table:table-cell office:value-type="float" office:value="0.809102317014925">
            <text:p>0.809102317</text:p>
          </table:table-cell>
          <table:table-cell table:number-columns-repeated="2" office:value-type="float" office:value="0">
            <text:p>0</text:p>
          </table:table-cell>
          <table:table-cell office:value-type="float" office:value="-11.9577329729948">
            <text:p>-11.95773297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03">
            <text:p>1303</text:p>
          </table:table-cell>
          <table:table-cell office:value-type="float" office:value="11370">
            <text:p>11370</text:p>
          </table:table-cell>
          <table:table-cell office:value-type="float" office:value="14854">
            <text:p>14854</text:p>
          </table:table-cell>
          <table:table-cell office:value-type="float" office:value="20439">
            <text:p>20439</text:p>
          </table:table-cell>
          <table:table-cell office:value-type="float" office:value="-51.875">
            <text:p>-51.875</text:p>
          </table:table-cell>
          <table:table-cell office:value-type="float" office:value="2.375">
            <text:p>2.375</text:p>
          </table:table-cell>
          <table:table-cell office:value-type="float" office:value="-116.125">
            <text:p>-116.125</text:p>
          </table:table-cell>
          <table:table-cell office:value-type="float" office:value="-0.00456244503078276">
            <text:p>-0.004562445</text:p>
          </table:table-cell>
          <table:table-cell office:value-type="float" office:value="0.000159889592029083">
            <text:p>0.0001598896</text:p>
          </table:table-cell>
          <table:table-cell office:value-type="float" office:value="-0.00568154019276873">
            <text:p>-0.0056815402</text:p>
          </table:table-cell>
          <table:table-cell office:value-type="float" office:value="0.984072241565392">
            <text:p>0.9840722416</text:p>
          </table:table-cell>
          <table:table-cell office:value-type="float" office:value="1.00055966367888">
            <text:p>1.0005596637</text:p>
          </table:table-cell>
          <table:table-cell office:value-type="float" office:value="0.980177877927275">
            <text:p>0.98017787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858">
            <text:p>858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0871">
            <text:p>10871</text:p>
          </table:table-cell>
          <table:table-cell office:value-type="float" office:value="14475">
            <text:p>14475</text:p>
          </table:table-cell>
          <table:table-cell office:value-type="float" office:value="21734">
            <text:p>21734</text:p>
          </table:table-cell>
          <table:table-cell office:value-type="float" office:value="-461.375">
            <text:p>-461.375</text:p>
          </table:table-cell>
          <table:table-cell office:value-type="float" office:value="-9.5">
            <text:p>-9.5</text:p>
          </table:table-cell>
          <table:table-cell office:value-type="float" office:value="119.375">
            <text:p>119.375</text:p>
          </table:table-cell>
          <table:table-cell office:value-type="float" office:value="-0.0424408978014902">
            <text:p>-0.0424408978</text:p>
          </table:table-cell>
          <table:table-cell office:value-type="float" office:value="-0.000656303972366149">
            <text:p>-0.000656304</text:p>
          </table:table-cell>
          <table:table-cell office:value-type="float" office:value="0.00549254624091286">
            <text:p>0.0054925462</text:p>
          </table:table-cell>
          <table:table-cell office:value-type="float" office:value="0.85498726811493">
            <text:p>0.8549872681</text:p>
          </table:table-cell>
          <table:table-cell office:value-type="float" office:value="0.997703780337131">
            <text:p>0.9977037803</text:p>
          </table:table-cell>
          <table:table-cell office:value-type="float" office:value="1.01928304124904">
            <text:p>1.0192830412</text:p>
          </table:table-cell>
          <table:table-cell office:value-type="float" office:value="-15.9829789006212">
            <text:p>-15.9829789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608">
            <text:p>608</text:p>
          </table:table-cell>
          <table:table-cell office:value-type="float" office:value="11160">
            <text:p>11160</text:p>
          </table:table-cell>
          <table:table-cell office:value-type="float" office:value="14486">
            <text:p>14486</text:p>
          </table:table-cell>
          <table:table-cell office:value-type="float" office:value="21921">
            <text:p>21921</text:p>
          </table:table-cell>
          <table:table-cell office:value-type="float" office:value="-88.75">
            <text:p>-88.75</text:p>
          </table:table-cell>
          <table:table-cell office:value-type="float" office:value="-76.875">
            <text:p>-76.875</text:p>
          </table:table-cell>
          <table:table-cell office:value-type="float" office:value="-86.375">
            <text:p>-86.375</text:p>
          </table:table-cell>
          <table:table-cell office:value-type="float" office:value="-0.00795250896057348">
            <text:p>-0.007952509</text:p>
          </table:table-cell>
          <table:table-cell office:value-type="float" office:value="-0.00530684799116388">
            <text:p>-0.005306848</text:p>
          </table:table-cell>
          <table:table-cell office:value-type="float" office:value="-0.00394028557091374">
            <text:p>-0.0039402856</text:p>
          </table:table-cell>
          <table:table-cell office:value-type="float" office:value="0.972290173739578">
            <text:p>0.9722901737</text:p>
          </table:table-cell>
          <table:table-cell office:value-type="float" office:value="0.981481230796705">
            <text:p>0.9814812308</text:p>
          </table:table-cell>
          <table:table-cell office:value-type="float" office:value="0.986239431168547">
            <text:p>0.98623943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1294">
            <text:p>1294</text:p>
          </table:table-cell>
          <table:table-cell office:value-type="float" office:value="881">
            <text:p>881</text:p>
          </table:table-cell>
          <table:table-cell office:value-type="float" office:value="623">
            <text:p>623</text:p>
          </table:table-cell>
          <table:table-cell office:value-type="float" office:value="11475">
            <text:p>11475</text:p>
          </table:table-cell>
          <table:table-cell office:value-type="float" office:value="15410">
            <text:p>15410</text:p>
          </table:table-cell>
          <table:table-cell office:value-type="float" office:value="21207">
            <text:p>21207</text:p>
          </table:table-cell>
          <table:table-cell office:value-type="float" office:value="-136.25">
            <text:p>-136.25</text:p>
          </table:table-cell>
          <table:table-cell office:value-type="float" office:value="-137.375">
            <text:p>-137.375</text:p>
          </table:table-cell>
          <table:table-cell office:value-type="float" office:value="-134.75">
            <text:p>-134.75</text:p>
          </table:table-cell>
          <table:table-cell office:value-type="float" office:value="-0.0118736383442266">
            <text:p>-0.0118736383</text:p>
          </table:table-cell>
          <table:table-cell office:value-type="float" office:value="-0.00891466580142765">
            <text:p>-0.0089146658</text:p>
          </table:table-cell>
          <table:table-cell office:value-type="float" office:value="-0.00635403404536238">
            <text:p>-0.006354034</text:p>
          </table:table-cell>
          <table:table-cell office:value-type="float" office:value="0.958718593038765">
            <text:p>0.958718593</text:p>
          </table:table-cell>
          <table:table-cell office:value-type="float" office:value="0.968954433377052">
            <text:p>0.9689544334</text:p>
          </table:table-cell>
          <table:table-cell office:value-type="float" office:value="0.977840013388585">
            <text:p>0.97784001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11318">
            <text:p>11318</text:p>
          </table:table-cell>
          <table:table-cell office:value-type="float" office:value="15029">
            <text:p>15029</text:p>
          </table:table-cell>
          <table:table-cell office:value-type="float" office:value="20708">
            <text:p>20708</text:p>
          </table:table-cell>
          <table:table-cell office:value-type="float" office:value="-25.875">
            <text:p>-25.875</text:p>
          </table:table-cell>
          <table:table-cell office:value-type="float" office:value="-26.125">
            <text:p>-26.125</text:p>
          </table:table-cell>
          <table:table-cell office:value-type="float" office:value="-30.375">
            <text:p>-30.375</text:p>
          </table:table-cell>
          <table:table-cell office:value-type="float" office:value="-0.00228618130411734">
            <text:p>-0.0022861813</text:p>
          </table:table-cell>
          <table:table-cell office:value-type="float" office:value="-0.00173830594184576">
            <text:p>-0.0017383059</text:p>
          </table:table-cell>
          <table:table-cell office:value-type="float" office:value="-0.00146682441568476">
            <text:p>-0.0014668244</text:p>
          </table:table-cell>
          <table:table-cell office:value-type="float" office:value="0.992008609620502">
            <text:p>0.9920086096</text:p>
          </table:table-cell>
          <table:table-cell office:value-type="float" office:value="0.993921851750333">
            <text:p>0.9939218518</text:p>
          </table:table-cell>
          <table:table-cell office:value-type="float" office:value="0.994870331629882">
            <text:p>0.99487033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1221">
            <text:p>1221</text:p>
          </table:table-cell>
          <table:table-cell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11398">
            <text:p>11398</text:p>
          </table:table-cell>
          <table:table-cell office:value-type="float" office:value="15775">
            <text:p>15775</text:p>
          </table:table-cell>
          <table:table-cell office:value-type="float" office:value="21743">
            <text:p>21743</text:p>
          </table:table-cell>
          <table:table-cell office:value-type="float" office:value="-16.875">
            <text:p>-16.875</text:p>
          </table:table-cell>
          <table:table-cell office:value-type="float" office:value="-29">
            <text:p>-29</text:p>
          </table:table-cell>
          <table:table-cell office:value-type="float" office:value="75.875">
            <text:p>75.875</text:p>
          </table:table-cell>
          <table:table-cell office:value-type="float" office:value="-0.00148052289875417">
            <text:p>-0.0014805229</text:p>
          </table:table-cell>
          <table:table-cell office:value-type="float" office:value="-0.00183835182250396">
            <text:p>-0.0018383518</text:p>
          </table:table-cell>
          <table:table-cell office:value-type="float" office:value="0.0034896288460654">
            <text:p>0.0034896288</text:p>
          </table:table-cell>
          <table:table-cell office:value-type="float" office:value="0.994822466072546">
            <text:p>0.9948224661</text:p>
          </table:table-cell>
          <table:table-cell office:value-type="float" office:value="0.993572392514586">
            <text:p>0.9935723925</text:p>
          </table:table-cell>
          <table:table-cell office:value-type="float" office:value="1.01223756887982">
            <text:p>1.01223756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11190">
            <text:p>11190</text:p>
          </table:table-cell>
          <table:table-cell office:value-type="float" office:value="15552">
            <text:p>15552</text:p>
          </table:table-cell>
          <table:table-cell office:value-type="float" office:value="21980">
            <text:p>21980</text:p>
          </table:table-cell>
          <table:table-cell office:value-type="float" office:value="-163.25">
            <text:p>-163.25</text:p>
          </table:table-cell>
          <table:table-cell office:value-type="float" office:value="-77.25">
            <text:p>-77.25</text:p>
          </table:table-cell>
          <table:table-cell office:value-type="float" office:value="-10.375">
            <text:p>-10.375</text:p>
          </table:table-cell>
          <table:table-cell office:value-type="float" office:value="-0.0145889186773905">
            <text:p>-0.0145889187</text:p>
          </table:table-cell>
          <table:table-cell office:value-type="float" office:value="-0.00496720679012346">
            <text:p>-0.0049672068</text:p>
          </table:table-cell>
          <table:table-cell office:value-type="float" office:value="-0.000472020018198362">
            <text:p>-0.00047202</text:p>
          </table:table-cell>
          <table:table-cell office:value-type="float" office:value="0.949355944263557">
            <text:p>0.9493559443</text:p>
          </table:table-cell>
          <table:table-cell office:value-type="float" office:value="0.982663135595428">
            <text:p>0.9826631356</text:p>
          </table:table-cell>
          <table:table-cell office:value-type="float" office:value="0.998348366629985">
            <text:p>0.99834836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1334">
            <text:p>1334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1475">
            <text:p>11475</text:p>
          </table:table-cell>
          <table:table-cell office:value-type="float" office:value="14700">
            <text:p>14700</text:p>
          </table:table-cell>
          <table:table-cell office:value-type="float" office:value="21011">
            <text:p>21011</text:p>
          </table:table-cell>
          <table:table-cell office:value-type="float" office:value="-136.25">
            <text:p>-136.25</text:p>
          </table:table-cell>
          <table:table-cell office:value-type="float" office:value="-85.625">
            <text:p>-85.625</text:p>
          </table:table-cell>
          <table:table-cell office:value-type="float" office:value="-93.375">
            <text:p>-93.375</text:p>
          </table:table-cell>
          <table:table-cell office:value-type="float" office:value="-0.0118736383442266">
            <text:p>-0.0118736383</text:p>
          </table:table-cell>
          <table:table-cell office:value-type="float" office:value="-0.00582482993197279">
            <text:p>-0.0058248299</text:p>
          </table:table-cell>
          <table:table-cell office:value-type="float" office:value="-0.00444410070915235">
            <text:p>-0.0044441007</text:p>
          </table:table-cell>
          <table:table-cell office:value-type="float" office:value="0.958718593038765">
            <text:p>0.958718593</text:p>
          </table:table-cell>
          <table:table-cell office:value-type="float" office:value="0.979679595379819">
            <text:p>0.9796795954</text:p>
          </table:table-cell>
          <table:table-cell office:value-type="float" office:value="0.984484357578948">
            <text:p>0.98448435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95">
            <text:p>1295</text:p>
          </table:table-cell>
          <table:table-cell office:value-type="float" office:value="11415">
            <text:p>11415</text:p>
          </table:table-cell>
          <table:table-cell office:value-type="float" office:value="14768">
            <text:p>14768</text:p>
          </table:table-cell>
          <table:table-cell office:value-type="float" office:value="20543">
            <text:p>20543</text:p>
          </table:table-cell>
          <table:table-cell office:value-type="float" office:value="-18.875">
            <text:p>-18.875</text:p>
          </table:table-cell>
          <table:table-cell office:value-type="float" office:value="-36.875">
            <text:p>-36.875</text:p>
          </table:table-cell>
          <table:table-cell office:value-type="float" office:value="42.625">
            <text:p>42.625</text:p>
          </table:table-cell>
          <table:table-cell office:value-type="float" office:value="-0.00165352606219886">
            <text:p>-0.0016535261</text:p>
          </table:table-cell>
          <table:table-cell office:value-type="float" office:value="-0.00249695287107259">
            <text:p>-0.0024969529</text:p>
          </table:table-cell>
          <table:table-cell office:value-type="float" office:value="0.00207491602979117">
            <text:p>0.002074916</text:p>
          </table:table-cell>
          <table:table-cell office:value-type="float" office:value="0.994218017713243">
            <text:p>0.9942180177</text:p>
          </table:table-cell>
          <table:table-cell office:value-type="float" office:value="0.991272885107581">
            <text:p>0.9912728851</text:p>
          </table:table-cell>
          <table:table-cell office:value-type="float" office:value="1.00727064444627">
            <text:p>1.00727064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08">
            <text:p>1308</text:p>
          </table:table-cell>
          <table:table-cell office:value-type="float" office:value="11170">
            <text:p>11170</text:p>
          </table:table-cell>
          <table:table-cell office:value-type="float" office:value="14438">
            <text:p>14438</text:p>
          </table:table-cell>
          <table:table-cell office:value-type="float" office:value="21243">
            <text:p>21243</text:p>
          </table:table-cell>
          <table:table-cell office:value-type="float" office:value="-235.125">
            <text:p>-235.125</text:p>
          </table:table-cell>
          <table:table-cell office:value-type="float" office:value="-280.875">
            <text:p>-280.875</text:p>
          </table:table-cell>
          <table:table-cell office:value-type="float" office:value="-103.875">
            <text:p>-103.875</text:p>
          </table:table-cell>
          <table:table-cell office:value-type="float" office:value="-0.0210496866606983">
            <text:p>-0.0210496867</text:p>
          </table:table-cell>
          <table:table-cell office:value-type="float" office:value="-0.0194538717273861">
            <text:p>-0.0194538717</text:p>
          </table:table-cell>
          <table:table-cell office:value-type="float" office:value="-0.0048898460669397">
            <text:p>-0.0048898461</text:p>
          </table:table-cell>
          <table:table-cell office:value-type="float" office:value="0.927194551732243">
            <text:p>0.9271945517</text:p>
          </table:table-cell>
          <table:table-cell office:value-type="float" office:value="0.932653217079513">
            <text:p>0.9326532171</text:p>
          </table:table-cell>
          <table:table-cell office:value-type="float" office:value="0.982932403531046">
            <text:p>0.9829324035</text:p>
          </table:table-cell>
          <table:table-cell office:value-type="float" office:value="-32.5812948798533">
            <text:p>-32.58129487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0655">
            <text:p>10655</text:p>
          </table:table-cell>
          <table:table-cell office:value-type="float" office:value="14353">
            <text:p>14353</text:p>
          </table:table-cell>
          <table:table-cell office:value-type="float" office:value="21009">
            <text:p>21009</text:p>
          </table:table-cell>
          <table:table-cell office:value-type="float" office:value="-292.125">
            <text:p>-292.125</text:p>
          </table:table-cell>
          <table:table-cell office:value-type="float" office:value="-383.25">
            <text:p>-383.25</text:p>
          </table:table-cell>
          <table:table-cell office:value-type="float" office:value="72.875">
            <text:p>72.875</text:p>
          </table:table-cell>
          <table:table-cell office:value-type="float" office:value="-0.0274167057719381">
            <text:p>-0.0274167058</text:p>
          </table:table-cell>
          <table:table-cell office:value-type="float" office:value="-0.0267017348289556">
            <text:p>-0.0267017348</text:p>
          </table:table-cell>
          <table:table-cell office:value-type="float" office:value="0.00346875148745776">
            <text:p>0.0034687515</text:p>
          </table:table-cell>
          <table:table-cell office:value-type="float" office:value="0.905514814278771">
            <text:p>0.9055148143</text:p>
          </table:table-cell>
          <table:table-cell office:value-type="float" office:value="0.907941374078692">
            <text:p>0.9079413741</text:p>
          </table:table-cell>
          <table:table-cell office:value-type="float" office:value="1.01216421339039">
            <text:p>1.0121642134</text:p>
          </table:table-cell>
          <table:table-cell office:value-type="float" office:value="-24.9337486371465">
            <text:p>-24.9337486371</text:p>
          </table:table-cell>
          <table:table-cell office:value-type="float" office:value="-25.6107449957095">
            <text:p>-25.61074499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69">
            <text:p>569</text:p>
          </table:table-cell>
          <table:table-cell office:value-type="float" office:value="10788">
            <text:p>10788</text:p>
          </table:table-cell>
          <table:table-cell office:value-type="float" office:value="14658">
            <text:p>14658</text:p>
          </table:table-cell>
          <table:table-cell office:value-type="float" office:value="20539">
            <text:p>20539</text:p>
          </table:table-cell>
          <table:table-cell office:value-type="float" office:value="-203.875">
            <text:p>-203.875</text:p>
          </table:table-cell>
          <table:table-cell office:value-type="float" office:value="-240.25">
            <text:p>-240.25</text:p>
          </table:table-cell>
          <table:table-cell office:value-type="float" office:value="-179.25">
            <text:p>-179.25</text:p>
          </table:table-cell>
          <table:table-cell office:value-type="float" office:value="-0.018898312940304">
            <text:p>-0.0188983129</text:p>
          </table:table-cell>
          <table:table-cell office:value-type="float" office:value="-0.0163903670350662">
            <text:p>-0.016390367</text:p>
          </table:table-cell>
          <table:table-cell office:value-type="float" office:value="-0.00872729928428843">
            <text:p>-0.0087272993</text:p>
          </table:table-cell>
          <table:table-cell office:value-type="float" office:value="0.934555911323636">
            <text:p>0.9345559113</text:p>
          </table:table-cell>
          <table:table-cell office:value-type="float" office:value="0.943160257875095">
            <text:p>0.9431602579</text:p>
          </table:table-cell>
          <table:table-cell office:value-type="float" office:value="0.969603737380474">
            <text:p>0.9696037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515">
            <text:p>515</text:p>
          </table:table-cell>
          <table:table-cell office:value-type="float" office:value="10643">
            <text:p>10643</text:p>
          </table:table-cell>
          <table:table-cell office:value-type="float" office:value="14768">
            <text:p>14768</text:p>
          </table:table-cell>
          <table:table-cell office:value-type="float" office:value="20753">
            <text:p>20753</text:p>
          </table:table-cell>
          <table:table-cell office:value-type="float" office:value="-56.125">
            <text:p>-56.125</text:p>
          </table:table-cell>
          <table:table-cell office:value-type="float" office:value="-36.875">
            <text:p>-36.875</text:p>
          </table:table-cell>
          <table:table-cell office:value-type="float" office:value="-286.375">
            <text:p>-286.375</text:p>
          </table:table-cell>
          <table:table-cell office:value-type="float" office:value="-0.00527341914873626">
            <text:p>-0.0052734191</text:p>
          </table:table-cell>
          <table:table-cell office:value-type="float" office:value="-0.00249695287107259">
            <text:p>-0.0024969529</text:p>
          </table:table-cell>
          <table:table-cell office:value-type="float" office:value="-0.0137992097528068">
            <text:p>-0.0137992098</text:p>
          </table:table-cell>
          <table:table-cell office:value-type="float" office:value="0.981597538520479">
            <text:p>0.9815975385</text:p>
          </table:table-cell>
          <table:table-cell office:value-type="float" office:value="0.991272885107581">
            <text:p>0.9912728851</text:p>
          </table:table-cell>
          <table:table-cell office:value-type="float" office:value="0.952075985517188">
            <text:p>0.95207598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10555">
            <text:p>10555</text:p>
          </table:table-cell>
          <table:table-cell office:value-type="float" office:value="14260">
            <text:p>14260</text:p>
          </table:table-cell>
          <table:table-cell office:value-type="float" office:value="21243">
            <text:p>21243</text:p>
          </table:table-cell>
          <table:table-cell office:value-type="float" office:value="-168.75">
            <text:p>-168.75</text:p>
          </table:table-cell>
          <table:table-cell office:value-type="float" office:value="-233.75">
            <text:p>-233.75</text:p>
          </table:table-cell>
          <table:table-cell office:value-type="float" office:value="-103.875">
            <text:p>-103.875</text:p>
          </table:table-cell>
          <table:table-cell office:value-type="float" office:value="-0.0159876835622928">
            <text:p>-0.0159876836</text:p>
          </table:table-cell>
          <table:table-cell office:value-type="float" office:value="-0.0163920056100982">
            <text:p>-0.0163920056</text:p>
          </table:table-cell>
          <table:table-cell office:value-type="float" office:value="-0.0048898460669397">
            <text:p>-0.0048898461</text:p>
          </table:table-cell>
          <table:table-cell office:value-type="float" office:value="0.944544095342324">
            <text:p>0.9445440953</text:p>
          </table:table-cell>
          <table:table-cell office:value-type="float" office:value="0.943154628146582">
            <text:p>0.9431546281</text:p>
          </table:table-cell>
          <table:table-cell office:value-type="float" office:value="0.982932403531046">
            <text:p>0.98293240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table:number-columns-repeated="2" office:value-type="float" office:value="1277">
            <text:p>1277</text:p>
          </table:table-cell>
          <table:table-cell office:value-type="float" office:value="9960">
            <text:p>9960</text:p>
          </table:table-cell>
          <table:table-cell office:value-type="float" office:value="13813">
            <text:p>13813</text:p>
          </table:table-cell>
          <table:table-cell office:value-type="float" office:value="20927">
            <text:p>20927</text:p>
          </table:table-cell>
          <table:table-cell office:value-type="float" office:value="-115.5">
            <text:p>-115.5</text:p>
          </table:table-cell>
          <table:table-cell office:value-type="float" office:value="-394.5">
            <text:p>-394.5</text:p>
          </table:table-cell>
          <table:table-cell office:value-type="float" office:value="-42">
            <text:p>-42</text:p>
          </table:table-cell>
          <table:table-cell office:value-type="float" office:value="-0.0115963855421687">
            <text:p>-0.0115963855</text:p>
          </table:table-cell>
          <table:table-cell office:value-type="float" office:value="-0.02856005212481">
            <text:p>-0.0285600521</text:p>
          </table:table-cell>
          <table:table-cell office:value-type="float" office:value="-0.00200697663305777">
            <text:p>-0.0020069766</text:p>
          </table:table-cell>
          <table:table-cell office:value-type="float" office:value="0.959676223871389">
            <text:p>0.9596762239</text:p>
          </table:table-cell>
          <table:table-cell office:value-type="float" office:value="0.901638543654814">
            <text:p>0.9016385437</text:p>
          </table:table-cell>
          <table:table-cell office:value-type="float" office:value="0.992983476576501">
            <text:p>0.9929834766</text:p>
          </table:table-cell>
          <table:table-cell office:value-type="float" office:value="0">
            <text:p>0</text:p>
          </table:table-cell>
          <table:table-cell office:value-type="float" office:value="-23.9215676923083">
            <text:p>-23.92156769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9715">
            <text:p>9715</text:p>
          </table:table-cell>
          <table:table-cell office:value-type="float" office:value="13858">
            <text:p>13858</text:p>
          </table:table-cell>
          <table:table-cell office:value-type="float" office:value="20251">
            <text:p>20251</text:p>
          </table:table-cell>
          <table:table-cell office:value-type="float" office:value="-126.625">
            <text:p>-126.625</text:p>
          </table:table-cell>
          <table:table-cell office:value-type="float" office:value="-286.625">
            <text:p>-286.625</text:p>
          </table:table-cell>
          <table:table-cell office:value-type="float" office:value="-287.75">
            <text:p>-287.75</text:p>
          </table:table-cell>
          <table:table-cell office:value-type="float" office:value="-0.0130339680905816">
            <text:p>-0.0130339681</text:p>
          </table:table-cell>
          <table:table-cell office:value-type="float" office:value="-0.0206829989897532">
            <text:p>-0.020682999</text:p>
          </table:table-cell>
          <table:table-cell office:value-type="float" office:value="-0.0142091748555627">
            <text:p>-0.0142091749</text:p>
          </table:table-cell>
          <table:table-cell office:value-type="float" office:value="0.95471408495837">
            <text:p>0.954714085</text:p>
          </table:table-cell>
          <table:table-cell office:value-type="float" office:value="0.928447964972396">
            <text:p>0.928447965</text:p>
          </table:table-cell>
          <table:table-cell office:value-type="float" office:value="0.95066361327968">
            <text:p>0.9506636133</text:p>
          </table:table-cell>
          <table:table-cell office:value-type="float" office:value="0">
            <text:p>0</text:p>
          </table:table-cell>
          <table:table-cell office:value-type="float" office:value="-33.1651145384239">
            <text:p>-33.16511453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3">
            <text:p>803</text:p>
          </table:table-cell>
          <table:table-cell office:value-type="float" office:value="9224">
            <text:p>9224</text:p>
          </table:table-cell>
          <table:table-cell office:value-type="float" office:value="13887">
            <text:p>13887</text:p>
          </table:table-cell>
          <table:table-cell office:value-type="float" office:value="20731">
            <text:p>20731</text:p>
          </table:table-cell>
          <table:table-cell office:value-type="float" office:value="-268">
            <text:p>-268</text:p>
          </table:table-cell>
          <table:table-cell office:value-type="float" office:value="18.75">
            <text:p>18.75</text:p>
          </table:table-cell>
          <table:table-cell office:value-type="float" office:value="-426.875">
            <text:p>-426.875</text:p>
          </table:table-cell>
          <table:table-cell office:value-type="float" office:value="-0.0290546400693842">
            <text:p>-0.0290546401</text:p>
          </table:table-cell>
          <table:table-cell office:value-type="float" office:value="0.001350183624973">
            <text:p>0.0013501836</text:p>
          </table:table-cell>
          <table:table-cell office:value-type="float" office:value="-0.0205911436978438">
            <text:p>-0.0205911437</text:p>
          </table:table-cell>
          <table:table-cell office:value-type="float" office:value="0.899963337091896">
            <text:p>0.8999633371</text:p>
          </table:table-cell>
          <table:table-cell office:value-type="float" office:value="1.00472921575921">
            <text:p>1.0047292158</text:p>
          </table:table-cell>
          <table:table-cell office:value-type="float" office:value="0.928762027647166">
            <text:p>0.9287620276</text:p>
          </table:table-cell>
          <table:table-cell office:value-type="float" office:value="-23.5084008967771">
            <text:p>-23.5084008968</text:p>
          </table:table-cell>
          <table:table-cell office:value-type="float" office:value="0">
            <text:p>0</text:p>
          </table:table-cell>
          <table:table-cell office:value-type="float" office:value="-33.314618052235">
            <text:p>-33.314618052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9840">
            <text:p>9840</text:p>
          </table:table-cell>
          <table:table-cell office:value-type="float" office:value="13176">
            <text:p>13176</text:p>
          </table:table-cell>
          <table:table-cell office:value-type="float" office:value="18527">
            <text:p>18527</text:p>
          </table:table-cell>
          <table:table-cell office:value-type="float" office:value="-229.5">
            <text:p>-229.5</text:p>
          </table:table-cell>
          <table:table-cell office:value-type="float" office:value="-312.625">
            <text:p>-312.625</text:p>
          </table:table-cell>
          <table:table-cell office:value-type="float" office:value="-470">
            <text:p>-470</text:p>
          </table:table-cell>
          <table:table-cell office:value-type="float" office:value="-0.0233231707317073">
            <text:p>-0.0233231707</text:p>
          </table:table-cell>
          <table:table-cell office:value-type="float" office:value="-0.0237268518518519">
            <text:p>-0.0237268519</text:p>
          </table:table-cell>
          <table:table-cell office:value-type="float" office:value="-0.0253683812813731">
            <text:p>-0.0253683813</text:p>
          </table:table-cell>
          <table:table-cell office:value-type="float" office:value="0.919435084213266">
            <text:p>0.9194350842</text:p>
          </table:table-cell>
          <table:table-cell office:value-type="float" office:value="0.918059426976166">
            <text:p>0.918059427</text:p>
          </table:table-cell>
          <table:table-cell office:value-type="float" office:value="0.912472032862115">
            <text:p>0.9124720329</text:p>
          </table:table-cell>
          <table:table-cell office:value-type="float" office:value="-29.3713149273161">
            <text:p>-29.3713149273</text:p>
          </table:table-cell>
          <table:table-cell office:value-type="float" office:value="-28.8656571417546">
            <text:p>-28.8656571418</text:p>
          </table:table-cell>
          <table:table-cell office:value-type="float" office:value="-26.9752141290323">
            <text:p>-26.97521412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9650">
            <text:p>9650</text:p>
          </table:table-cell>
          <table:table-cell office:value-type="float" office:value="13176">
            <text:p>13176</text:p>
          </table:table-cell>
          <table:table-cell office:value-type="float" office:value="18774">
            <text:p>18774</text:p>
          </table:table-cell>
          <table:table-cell office:value-type="float" office:value="-91.75">
            <text:p>-91.75</text:p>
          </table:table-cell>
          <table:table-cell office:value-type="float" office:value="-125">
            <text:p>-125</text:p>
          </table:table-cell>
          <table:table-cell office:value-type="float" office:value="-502.625">
            <text:p>-502.625</text:p>
          </table:table-cell>
          <table:table-cell office:value-type="float" office:value="-0.00950777202072539">
            <text:p>-0.009507772</text:p>
          </table:table-cell>
          <table:table-cell office:value-type="float" office:value="-0.0094869459623558">
            <text:p>-0.009486946</text:p>
          </table:table-cell>
          <table:table-cell office:value-type="float" office:value="-0.0267723979972302">
            <text:p>-0.026772398</text:p>
          </table:table-cell>
          <table:table-cell office:value-type="float" office:value="0.966899977475905">
            <text:p>0.9668999775</text:p>
          </table:table-cell>
          <table:table-cell office:value-type="float" office:value="0.966972093333392">
            <text:p>0.9669720933</text:p>
          </table:table-cell>
          <table:table-cell office:value-type="float" office:value="0.907701459146958">
            <text:p>0.9077014591</text:p>
          </table:table-cell>
          <table:table-cell table:number-columns-repeated="2" office:value-type="float" office:value="0">
            <text:p>0</text:p>
          </table:table-cell>
          <table:table-cell office:value-type="float" office:value="-25.5422248312892">
            <text:p>-25.542224831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9557">
            <text:p>9557</text:p>
          </table:table-cell>
          <table:table-cell office:value-type="float" office:value="13750">
            <text:p>13750</text:p>
          </table:table-cell>
          <table:table-cell office:value-type="float" office:value="19328">
            <text:p>19328</text:p>
          </table:table-cell>
          <table:table-cell office:value-type="float" office:value="-106.125">
            <text:p>-106.125</text:p>
          </table:table-cell>
          <table:table-cell office:value-type="float" office:value="-247.5">
            <text:p>-247.5</text:p>
          </table:table-cell>
          <table:table-cell office:value-type="float" office:value="-380.375">
            <text:p>-380.375</text:p>
          </table:table-cell>
          <table:table-cell office:value-type="float" office:value="-0.0111044260751282">
            <text:p>-0.0111044261</text:p>
          </table:table-cell>
          <table:table-cell office:value-type="float" office:value="-0.018">
            <text:p>-0.018</text:p>
          </table:table-cell>
          <table:table-cell office:value-type="float" office:value="-0.0196799979304636">
            <text:p>-0.0196799979</text:p>
          </table:table-cell>
          <table:table-cell office:value-type="float" office:value="0.961376192962829">
            <text:p>0.961376193</text:p>
          </table:table-cell>
          <table:table-cell office:value-type="float" office:value="0.93763504">
            <text:p>0.93763504</text:p>
          </table:table-cell>
          <table:table-cell office:value-type="float" office:value="0.931879119787722">
            <text:p>0.93187911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9450">
            <text:p>9450</text:p>
          </table:table-cell>
          <table:table-cell office:value-type="float" office:value="12864">
            <text:p>12864</text:p>
          </table:table-cell>
          <table:table-cell office:value-type="float" office:value="20049">
            <text:p>20049</text:p>
          </table:table-cell>
          <table:table-cell office:value-type="float" office:value="-245.375">
            <text:p>-245.375</text:p>
          </table:table-cell>
          <table:table-cell office:value-type="float" office:value="-215.5">
            <text:p>-215.5</text:p>
          </table:table-cell>
          <table:table-cell office:value-type="float" office:value="-404.25">
            <text:p>-404.25</text:p>
          </table:table-cell>
          <table:table-cell office:value-type="float" office:value="-0.0259656084656085">
            <text:p>-0.0259656085</text:p>
          </table:table-cell>
          <table:table-cell office:value-type="float" office:value="-0.0167521766169154">
            <text:p>-0.0167521766</text:p>
          </table:table-cell>
          <table:table-cell office:value-type="float" office:value="-0.0201631004040102">
            <text:p>-0.0201631004</text:p>
          </table:table-cell>
          <table:table-cell office:value-type="float" office:value="0.910441827503429">
            <text:p>0.9104418275</text:p>
          </table:table-cell>
          <table:table-cell office:value-type="float" office:value="0.941917427266749">
            <text:p>0.9419174273</text:p>
          </table:table-cell>
          <table:table-cell office:value-type="float" office:value="0.930225987797053">
            <text:p>0.9302259878</text:p>
          </table:table-cell>
          <table:table-cell office:value-type="float" office:value="-26.3467243289275">
            <text:p>-26.3467243289</text:p>
          </table:table-cell>
          <table:table-cell office:value-type="float" office:value="0">
            <text:p>0</text:p>
          </table:table-cell>
          <table:table-cell office:value-type="float" office:value="-34.0292636357443">
            <text:p>-34.029263635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9161">
            <text:p>9161</text:p>
          </table:table-cell>
          <table:table-cell office:value-type="float" office:value="12498">
            <text:p>12498</text:p>
          </table:table-cell>
          <table:table-cell office:value-type="float" office:value="18194">
            <text:p>18194</text:p>
          </table:table-cell>
          <table:table-cell office:value-type="float" office:value="-122">
            <text:p>-122</text:p>
          </table:table-cell>
          <table:table-cell office:value-type="float" office:value="-239.75">
            <text:p>-239.75</text:p>
          </table:table-cell>
          <table:table-cell office:value-type="float" office:value="-210.625">
            <text:p>-210.625</text:p>
          </table:table-cell>
          <table:table-cell office:value-type="float" office:value="-0.0133173234363061">
            <text:p>-0.0133173234</text:p>
          </table:table-cell>
          <table:table-cell office:value-type="float" office:value="-0.0191830692910866">
            <text:p>-0.0191830693</text:p>
          </table:table-cell>
          <table:table-cell office:value-type="float" office:value="-0.0115766186654941">
            <text:p>-0.0115766187</text:p>
          </table:table-cell>
          <table:table-cell office:value-type="float" office:value="0.953736976135803">
            <text:p>0.9537369761</text:p>
          </table:table-cell>
          <table:table-cell office:value-type="float" office:value="0.933580518170153">
            <text:p>0.9335805182</text:p>
          </table:table-cell>
          <table:table-cell office:value-type="float" office:value="0.959744510146234">
            <text:p>0.95974451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705">
            <text:p>705</text:p>
          </table:table-cell>
          <table:table-cell office:value-type="float" office:value="8720">
            <text:p>8720</text:p>
          </table:table-cell>
          <table:table-cell office:value-type="float" office:value="12386">
            <text:p>12386</text:p>
          </table:table-cell>
          <table:table-cell office:value-type="float" office:value="17778">
            <text:p>17778</text:p>
          </table:table-cell>
          <table:table-cell office:value-type="float" office:value="-61.25">
            <text:p>-61.25</text:p>
          </table:table-cell>
          <table:table-cell office:value-type="float" office:value="-121">
            <text:p>-121</text:p>
          </table:table-cell>
          <table:table-cell office:value-type="float" office:value="-247.25">
            <text:p>-247.25</text:p>
          </table:table-cell>
          <table:table-cell office:value-type="float" office:value="-0.00702408256880734">
            <text:p>-0.0070240826</text:p>
          </table:table-cell>
          <table:table-cell office:value-type="float" office:value="-0.00976909413854352">
            <text:p>-0.0097690941</text:p>
          </table:table-cell>
          <table:table-cell office:value-type="float" office:value="-0.0139076386545168">
            <text:p>-0.0139076387</text:p>
          </table:table-cell>
          <table:table-cell office:value-type="float" office:value="0.975512412971604">
            <text:p>0.975512413</text:p>
          </table:table-cell>
          <table:table-cell office:value-type="float" office:value="0.965995223507662">
            <text:p>0.9659952235</text:p>
          </table:table-cell>
          <table:table-cell office:value-type="float" office:value="0.951702372638563">
            <text:p>0.95170237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8458">
            <text:p>8458</text:p>
          </table:table-cell>
          <table:table-cell office:value-type="float" office:value="12263">
            <text:p>12263</text:p>
          </table:table-cell>
          <table:table-cell office:value-type="float" office:value="18824">
            <text:p>18824</text:p>
          </table:table-cell>
          <table:table-cell office:value-type="float" office:value="-221.75">
            <text:p>-221.75</text:p>
          </table:table-cell>
          <table:table-cell office:value-type="float" office:value="-79.25">
            <text:p>-79.25</text:p>
          </table:table-cell>
          <table:table-cell office:value-type="float" office:value="-294.25">
            <text:p>-294.25</text:p>
          </table:table-cell>
          <table:table-cell office:value-type="float" office:value="-0.0262177819815559">
            <text:p>-0.026217782</text:p>
          </table:table-cell>
          <table:table-cell office:value-type="float" office:value="-0.00646252956046644">
            <text:p>-0.0064625296</text:p>
          </table:table-cell>
          <table:table-cell office:value-type="float" office:value="-0.0156316404589885">
            <text:p>-0.0156316405</text:p>
          </table:table-cell>
          <table:table-cell office:value-type="float" office:value="0.909585012364938">
            <text:p>0.9095850124</text:p>
          </table:table-cell>
          <table:table-cell office:value-type="float" office:value="0.977463004543474">
            <text:p>0.9774630045</text:p>
          </table:table-cell>
          <table:table-cell office:value-type="float" office:value="0.945768180833081">
            <text:p>0.9457681808</text:p>
          </table:table-cell>
          <table:table-cell office:value-type="float" office:value="-26.0899475309331">
            <text:p>-26.08994753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971">
            <text:p>971</text:p>
          </table:table-cell>
          <table:table-cell office:value-type="float" office:value="8401">
            <text:p>8401</text:p>
          </table:table-cell>
          <table:table-cell office:value-type="float" office:value="11800">
            <text:p>11800</text:p>
          </table:table-cell>
          <table:table-cell office:value-type="float" office:value="17284">
            <text:p>17284</text:p>
          </table:table-cell>
          <table:table-cell office:value-type="float" office:value="-161.75">
            <text:p>-161.75</text:p>
          </table:table-cell>
          <table:table-cell office:value-type="float" office:value="-265.625">
            <text:p>-265.625</text:p>
          </table:table-cell>
          <table:table-cell office:value-type="float" office:value="-233.25">
            <text:p>-233.25</text:p>
          </table:table-cell>
          <table:table-cell office:value-type="float" office:value="-0.0192536602785383">
            <text:p>-0.0192536603</text:p>
          </table:table-cell>
          <table:table-cell office:value-type="float" office:value="-0.022510593220339">
            <text:p>-0.0225105932</text:p>
          </table:table-cell>
          <table:table-cell office:value-type="float" office:value="-0.0134951400138857">
            <text:p>-0.01349514</text:p>
          </table:table-cell>
          <table:table-cell office:value-type="float" office:value="0.933338767755994">
            <text:p>0.9333387678</text:p>
          </table:table-cell>
          <table:table-cell office:value-type="float" office:value="0.922206108270791">
            <text:p>0.9222061083</text:p>
          </table:table-cell>
          <table:table-cell office:value-type="float" office:value="0.953123962807229">
            <text:p>0.9531239628</text:p>
          </table:table-cell>
          <table:table-cell office:value-type="float" office:value="0">
            <text:p>0</text:p>
          </table:table-cell>
          <table:table-cell office:value-type="float" office:value="-30.4441554622704">
            <text:p>-30.44415546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8734">
            <text:p>8734</text:p>
          </table:table-cell>
          <table:table-cell office:value-type="float" office:value="11699">
            <text:p>11699</text:p>
          </table:table-cell>
          <table:table-cell office:value-type="float" office:value="16499">
            <text:p>16499</text:p>
          </table:table-cell>
          <table:table-cell office:value-type="float" office:value="-136">
            <text:p>-136</text:p>
          </table:table-cell>
          <table:table-cell office:value-type="float" office:value="-160.125">
            <text:p>-160.125</text:p>
          </table:table-cell>
          <table:table-cell office:value-type="float" office:value="-314.5">
            <text:p>-314.5</text:p>
          </table:table-cell>
          <table:table-cell office:value-type="float" office:value="-0.0155713304327914">
            <text:p>-0.0155713304</text:p>
          </table:table-cell>
          <table:table-cell office:value-type="float" office:value="-0.0136870672707069">
            <text:p>-0.0136870673</text:p>
          </table:table-cell>
          <table:table-cell office:value-type="float" office:value="-0.0190617613188678">
            <text:p>-0.0190617613</text:p>
          </table:table-cell>
          <table:table-cell office:value-type="float" office:value="0.945975577494867">
            <text:p>0.9459755775</text:p>
          </table:table-cell>
          <table:table-cell office:value-type="float" office:value="0.952462442741053">
            <text:p>0.9524624427</text:p>
          </table:table-cell>
          <table:table-cell office:value-type="float" office:value="0.933996002843335">
            <text:p>0.93399600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table:number-columns-repeated="2" office:value-type="float" office:value="914">
            <text:p>914</text:p>
          </table:table-cell>
          <table:table-cell office:value-type="float" office:value="8495">
            <text:p>8495</text:p>
          </table:table-cell>
          <table:table-cell office:value-type="float" office:value="12284">
            <text:p>12284</text:p>
          </table:table-cell>
          <table:table-cell office:value-type="float" office:value="17654">
            <text:p>17654</text:p>
          </table:table-cell>
          <table:table-cell office:value-type="float" office:value="-66.25">
            <text:p>-66.25</text:p>
          </table:table-cell>
          <table:table-cell office:value-type="float" office:value="-209.75">
            <text:p>-209.75</text:p>
          </table:table-cell>
          <table:table-cell office:value-type="float" office:value="-246">
            <text:p>-246</text:p>
          </table:table-cell>
          <table:table-cell office:value-type="float" office:value="-0.00779870512065921">
            <text:p>-0.0077987051</text:p>
          </table:table-cell>
          <table:table-cell office:value-type="float" office:value="-0.0170750569846955">
            <text:p>-0.017075057</text:p>
          </table:table-cell>
          <table:table-cell office:value-type="float" office:value="-0.0139345190891583">
            <text:p>-0.0139345191</text:p>
          </table:table-cell>
          <table:table-cell office:value-type="float" office:value="0.972823738888748">
            <text:p>0.9728237389</text:p>
          </table:table-cell>
          <table:table-cell office:value-type="float" office:value="0.940808753392786">
            <text:p>0.9408087534</text:p>
          </table:table-cell>
          <table:table-cell office:value-type="float" office:value="0.951609757999548">
            <text:p>0.9516097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8379">
            <text:p>8379</text:p>
          </table:table-cell>
          <table:table-cell office:value-type="float" office:value="11958">
            <text:p>11958</text:p>
          </table:table-cell>
          <table:table-cell office:value-type="float" office:value="18370">
            <text:p>18370</text:p>
          </table:table-cell>
          <table:table-cell office:value-type="float" office:value="-240.375">
            <text:p>-240.375</text:p>
          </table:table-cell>
          <table:table-cell office:value-type="float" office:value="-65.875">
            <text:p>-65.875</text:p>
          </table:table-cell>
          <table:table-cell office:value-type="float" office:value="-238.25">
            <text:p>-238.25</text:p>
          </table:table-cell>
          <table:table-cell office:value-type="float" office:value="-0.028687790905836">
            <text:p>-0.0286877909</text:p>
          </table:table-cell>
          <table:table-cell office:value-type="float" office:value="-0.00550886435858839">
            <text:p>-0.0055088644</text:p>
          </table:table-cell>
          <table:table-cell office:value-type="float" office:value="-0.0129695155144257">
            <text:p>-0.0129695155</text:p>
          </table:table-cell>
          <table:table-cell office:value-type="float" office:value="0.901205790949806">
            <text:p>0.9012057909</text:p>
          </table:table-cell>
          <table:table-cell office:value-type="float" office:value="0.980778456014522">
            <text:p>0.980778456</text:p>
          </table:table-cell>
          <table:table-cell office:value-type="float" office:value="0.954936384031561">
            <text:p>0.954936384</text:p>
          </table:table-cell>
          <table:table-cell office:value-type="float" office:value="-23.8134933379408">
            <text:p>-23.81349333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8330">
            <text:p>8330</text:p>
          </table:table-cell>
          <table:table-cell office:value-type="float" office:value="11204">
            <text:p>11204</text:p>
          </table:table-cell>
          <table:table-cell office:value-type="float" office:value="16957">
            <text:p>16957</text:p>
          </table:table-cell>
          <table:table-cell office:value-type="float" office:value="-173.5">
            <text:p>-173.5</text:p>
          </table:table-cell>
          <table:table-cell office:value-type="float" office:value="112.125">
            <text:p>112.125</text:p>
          </table:table-cell>
          <table:table-cell office:value-type="float" office:value="-197.75">
            <text:p>-197.75</text:p>
          </table:table-cell>
          <table:table-cell office:value-type="float" office:value="-0.020828331332533">
            <text:p>-0.0208283313</text:p>
          </table:table-cell>
          <table:table-cell office:value-type="float" office:value="0.0100075865762228">
            <text:p>0.0100075866</text:p>
          </table:table-cell>
          <table:table-cell office:value-type="float" office:value="-0.0116618505631892">
            <text:p>-0.0116618506</text:p>
          </table:table-cell>
          <table:table-cell office:value-type="float" office:value="0.927951126332886">
            <text:p>0.9279511263</text:p>
          </table:table-cell>
          <table:table-cell office:value-type="float" office:value="1.03522285052338">
            <text:p>1.0352228505</text:p>
          </table:table-cell>
          <table:table-cell office:value-type="float" office:value="0.959450080595612">
            <text:p>0.9594500806</text:p>
          </table:table-cell>
          <table:table-cell office:value-type="float" office:value="-32.9312654572742">
            <text:p>-32.93126545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1085">
            <text:p>1085</text:p>
          </table:table-cell>
          <table:table-cell office:value-type="float" office:value="8122">
            <text:p>8122</text:p>
          </table:table-cell>
          <table:table-cell office:value-type="float" office:value="10986">
            <text:p>10986</text:p>
          </table:table-cell>
          <table:table-cell office:value-type="float" office:value="15868">
            <text:p>15868</text:p>
          </table:table-cell>
          <table:table-cell office:value-type="float" office:value="145">
            <text:p>145</text:p>
          </table:table-cell>
          <table:table-cell office:value-type="float" office:value="-129">
            <text:p>-129</text:p>
          </table:table-cell>
          <table:table-cell office:value-type="float" office:value="-174.625">
            <text:p>-174.625</text:p>
          </table:table-cell>
          <table:table-cell office:value-type="float" office:value="0.0178527456291554">
            <text:p>0.0178527456</text:p>
          </table:table-cell>
          <table:table-cell office:value-type="float" office:value="-0.0117422173675587">
            <text:p>-0.0117422174</text:p>
          </table:table-cell>
          <table:table-cell office:value-type="float" office:value="-0.0110048525334006">
            <text:p>-0.0110048525</text:p>
          </table:table-cell>
          <table:table-cell office:value-type="float" office:value="1.06310930193398">
            <text:p>1.0631093019</text:p>
          </table:table-cell>
          <table:table-cell office:value-type="float" office:value="0.95917248336421">
            <text:p>0.9591724834</text:p>
          </table:table-cell>
          <table:table-cell office:value-type="float" office:value="0.961720385420491">
            <text:p>0.96172038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8177">
            <text:p>8177</text:p>
          </table:table-cell>
          <table:table-cell office:value-type="float" office:value="10900">
            <text:p>10900</text:p>
          </table:table-cell>
          <table:table-cell office:value-type="float" office:value="16966">
            <text:p>16966</text:p>
          </table:table-cell>
          <table:table-cell office:value-type="float" office:value="15.75">
            <text:p>15.75</text:p>
          </table:table-cell>
          <table:table-cell office:value-type="float" office:value="-98">
            <text:p>-98</text:p>
          </table:table-cell>
          <table:table-cell office:value-type="float" office:value="-114.125">
            <text:p>-114.125</text:p>
          </table:table-cell>
          <table:table-cell office:value-type="float" office:value="0.00192613427907546">
            <text:p>0.0019261343</text:p>
          </table:table-cell>
          <table:table-cell office:value-type="float" office:value="-0.00899082568807339">
            <text:p>-0.0089908257</text:p>
          </table:table-cell>
          <table:table-cell office:value-type="float" office:value="-0.00672668867146057">
            <text:p>-0.0067266887</text:p>
          </table:table-cell>
          <table:table-cell office:value-type="float" office:value="1.00674874156356">
            <text:p>1.0067487416</text:p>
          </table:table-cell>
          <table:table-cell office:value-type="float" office:value="0.968690546586988">
            <text:p>0.9686905466</text:p>
          </table:table-cell>
          <table:table-cell office:value-type="float" office:value="0.976545276397234">
            <text:p>0.97654527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935">
            <text:p>935</text:p>
          </table:table-cell>
          <table:table-cell office:value-type="float" office:value="8120">
            <text:p>8120</text:p>
          </table:table-cell>
          <table:table-cell office:value-type="float" office:value="10748">
            <text:p>10748</text:p>
          </table:table-cell>
          <table:table-cell office:value-type="float" office:value="15996">
            <text:p>15996</text:p>
          </table:table-cell>
          <table:table-cell office:value-type="float" office:value="-219.125">
            <text:p>-219.125</text:p>
          </table:table-cell>
          <table:table-cell office:value-type="float" office:value="42.75">
            <text:p>42.75</text:p>
          </table:table-cell>
          <table:table-cell office:value-type="float" office:value="-68.75">
            <text:p>-68.75</text:p>
          </table:table-cell>
          <table:table-cell office:value-type="float" office:value="-0.0269858374384236">
            <text:p>-0.0269858374</text:p>
          </table:table-cell>
          <table:table-cell office:value-type="float" office:value="0.00397748418310383">
            <text:p>0.0039774842</text:p>
          </table:table-cell>
          <table:table-cell office:value-type="float" office:value="-0.00429794948737184">
            <text:p>-0.0042979495</text:p>
          </table:table-cell>
          <table:table-cell office:value-type="float" office:value="0.906976910393133">
            <text:p>0.9069769104</text:p>
          </table:table-cell>
          <table:table-cell office:value-type="float" office:value="1.0139522025865">
            <text:p>1.0139522026</text:p>
          </table:table-cell>
          <table:table-cell office:value-type="float" office:value="0.984993382638999">
            <text:p>0.9849933826</text:p>
          </table:table-cell>
          <table:table-cell office:value-type="float" office:value="-25.3374371487024">
            <text:p>-25.33743714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858">
            <text:p>858</text:p>
          </table:table-cell>
          <table:table-cell office:value-type="float" office:value="7916">
            <text:p>7916</text:p>
          </table:table-cell>
          <table:table-cell office:value-type="float" office:value="10832">
            <text:p>10832</text:p>
          </table:table-cell>
          <table:table-cell office:value-type="float" office:value="16547">
            <text:p>16547</text:p>
          </table:table-cell>
          <table:table-cell office:value-type="float" office:value="-193.5">
            <text:p>-193.5</text:p>
          </table:table-cell>
          <table:table-cell office:value-type="float" office:value="93">
            <text:p>93</text:p>
          </table:table-cell>
          <table:table-cell office:value-type="float" office:value="182.875">
            <text:p>182.875</text:p>
          </table:table-cell>
          <table:table-cell office:value-type="float" office:value="-0.02444416371905">
            <text:p>-0.0244441637</text:p>
          </table:table-cell>
          <table:table-cell office:value-type="float" office:value="0.00858567208271787">
            <text:p>0.0085856721</text:p>
          </table:table-cell>
          <table:table-cell office:value-type="float" office:value="0.0110518522995105">
            <text:p>0.0110518523</text:p>
          </table:table-cell>
          <table:table-cell office:value-type="float" office:value="0.915616560577575">
            <text:p>0.9156165606</text:p>
          </table:table-cell>
          <table:table-cell office:value-type="float" office:value="1.03019433126913">
            <text:p>1.0301943313</text:p>
          </table:table-cell>
          <table:table-cell office:value-type="float" office:value="1.03892088418922">
            <text:p>1.0389208842</text:p>
          </table:table-cell>
          <table:table-cell office:value-type="float" office:value="-28.008343604046">
            <text:p>-28.0083436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7850">
            <text:p>7850</text:p>
          </table:table-cell>
          <table:table-cell office:value-type="float" office:value="10986">
            <text:p>10986</text:p>
          </table:table-cell>
          <table:table-cell office:value-type="float" office:value="18023">
            <text:p>18023</text:p>
          </table:table-cell>
          <table:table-cell office:value-type="float" office:value="120.125">
            <text:p>120.125</text:p>
          </table:table-cell>
          <table:table-cell office:value-type="float" office:value="-129">
            <text:p>-129</text:p>
          </table:table-cell>
          <table:table-cell office:value-type="float" office:value="333.375">
            <text:p>333.375</text:p>
          </table:table-cell>
          <table:table-cell office:value-type="float" office:value="0.0153025477707006">
            <text:p>0.0153025478</text:p>
          </table:table-cell>
          <table:table-cell office:value-type="float" office:value="-0.0117422173675587">
            <text:p>-0.0117422174</text:p>
          </table:table-cell>
          <table:table-cell office:value-type="float" office:value="0.0184971980247462">
            <text:p>0.018497198</text:p>
          </table:table-cell>
          <table:table-cell office:value-type="float" office:value="1.05401788641527">
            <text:p>1.0540178864</text:p>
          </table:table-cell>
          <table:table-cell office:value-type="float" office:value="0.95917248336421">
            <text:p>0.9591724834</text:p>
          </table:table-cell>
          <table:table-cell office:value-type="float" office:value="1.06541079990275">
            <text:p>1.06541079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8004">
            <text:p>8004</text:p>
          </table:table-cell>
          <table:table-cell office:value-type="float" office:value="12040">
            <text:p>12040</text:p>
          </table:table-cell>
          <table:table-cell office:value-type="float" office:value="17399">
            <text:p>17399</text:p>
          </table:table-cell>
          <table:table-cell office:value-type="float" office:value="-16.25">
            <text:p>-16.25</text:p>
          </table:table-cell>
          <table:table-cell office:value-type="float" office:value="-81.25">
            <text:p>-81.25</text:p>
          </table:table-cell>
          <table:table-cell office:value-type="float" office:value="-9.125">
            <text:p>-9.125</text:p>
          </table:table-cell>
          <table:table-cell office:value-type="float" office:value="-0.00203023488255872">
            <text:p>-0.0020302349</text:p>
          </table:table-cell>
          <table:table-cell office:value-type="float" office:value="-0.00674833887043189">
            <text:p>-0.0067483389</text:p>
          </table:table-cell>
          <table:table-cell office:value-type="float" office:value="-0.000524455428472901">
            <text:p>-0.0005244554</text:p>
          </table:table-cell>
          <table:table-cell office:value-type="float" office:value="0.992902256744254">
            <text:p>0.9929022567</text:p>
          </table:table-cell>
          <table:table-cell office:value-type="float" office:value="0.976470072505408">
            <text:p>0.9764700725</text:p>
          </table:table-cell>
          <table:table-cell office:value-type="float" office:value="0.998164945105198">
            <text:p>0.99816494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7952">
            <text:p>7952</text:p>
          </table:table-cell>
          <table:table-cell office:value-type="float" office:value="11210">
            <text:p>11210</text:p>
          </table:table-cell>
          <table:table-cell office:value-type="float" office:value="17071">
            <text:p>17071</text:p>
          </table:table-cell>
          <table:table-cell office:value-type="float" office:value="21.25">
            <text:p>21.25</text:p>
          </table:table-cell>
          <table:table-cell office:value-type="float" office:value="-73.125">
            <text:p>-73.125</text:p>
          </table:table-cell>
          <table:table-cell office:value-type="float" office:value="-183.25">
            <text:p>-183.25</text:p>
          </table:table-cell>
          <table:table-cell office:value-type="float" office:value="0.00267228370221328">
            <text:p>0.0026722837</text:p>
          </table:table-cell>
          <table:table-cell office:value-type="float" office:value="-0.00652319357716325">
            <text:p>-0.0065231936</text:p>
          </table:table-cell>
          <table:table-cell office:value-type="float" office:value="-0.0107345791107727">
            <text:p>-0.0107345791</text:p>
          </table:table-cell>
          <table:table-cell office:value-type="float" office:value="1.00936698951411">
            <text:p>1.0093669895</text:p>
          </table:table-cell>
          <table:table-cell office:value-type="float" office:value="0.977252224506641">
            <text:p>0.9772522245</text:p>
          </table:table-cell>
          <table:table-cell office:value-type="float" office:value="0.962654826242119">
            <text:p>0.96265482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7958">
            <text:p>7958</text:p>
          </table:table-cell>
          <table:table-cell office:value-type="float" office:value="11484">
            <text:p>11484</text:p>
          </table:table-cell>
          <table:table-cell office:value-type="float" office:value="16812">
            <text:p>16812</text:p>
          </table:table-cell>
          <table:table-cell office:value-type="float" office:value="66.5">
            <text:p>66.5</text:p>
          </table:table-cell>
          <table:table-cell office:value-type="float" office:value="142.5">
            <text:p>142.5</text:p>
          </table:table-cell>
          <table:table-cell office:value-type="float" office:value="-545.125">
            <text:p>-545.125</text:p>
          </table:table-cell>
          <table:table-cell office:value-type="float" office:value="0.00835637094747424">
            <text:p>0.0083563709</text:p>
          </table:table-cell>
          <table:table-cell office:value-type="float" office:value="0.0124085684430512">
            <text:p>0.0124085684</text:p>
          </table:table-cell>
          <table:table-cell office:value-type="float" office:value="-0.0324247561265763">
            <text:p>-0.0324247561</text:p>
          </table:table-cell>
          <table:table-cell office:value-type="float" office:value="1.02938416302957">
            <text:p>1.029384163</text:p>
          </table:table-cell>
          <table:table-cell office:value-type="float" office:value="1.04373177578946">
            <text:p>1.0437317758</text:p>
          </table:table-cell>
          <table:table-cell office:value-type="float" office:value="0.888574028584324">
            <text:p>0.8885740286</text:p>
          </table:table-cell>
          <table:table-cell table:number-columns-repeated="2" office:value-type="float" office:value="0">
            <text:p>0</text:p>
          </table:table-cell>
          <table:table-cell office:value-type="float" office:value="-21.0286202085652">
            <text:p>-21.028620208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7615">
            <text:p>7615</text:p>
          </table:table-cell>
          <table:table-cell office:value-type="float" office:value="12258">
            <text:p>12258</text:p>
          </table:table-cell>
          <table:table-cell office:value-type="float" office:value="17889">
            <text:p>17889</text:p>
          </table:table-cell>
          <table:table-cell office:value-type="float" office:value="111">
            <text:p>111</text:p>
          </table:table-cell>
          <table:table-cell office:value-type="float" office:value="-671.375">
            <text:p>-671.375</text:p>
          </table:table-cell>
          <table:table-cell office:value-type="float" office:value="313.5">
            <text:p>313.5</text:p>
          </table:table-cell>
          <table:table-cell office:value-type="float" office:value="0.0145764937623112">
            <text:p>0.0145764938</text:p>
          </table:table-cell>
          <table:table-cell office:value-type="float" office:value="-0.054770354054495">
            <text:p>-0.0547703541</text:p>
          </table:table-cell>
          <table:table-cell office:value-type="float" office:value="0.0175247358712058">
            <text:p>0.0175247359</text:p>
          </table:table-cell>
          <table:table-cell office:value-type="float" office:value="1.05143417754208">
            <text:p>1.0514341775</text:p>
          </table:table-cell>
          <table:table-cell office:value-type="float" office:value="0.814183352508447">
            <text:p>0.8141833525</text:p>
          </table:table-cell>
          <table:table-cell office:value-type="float" office:value="1.06193852362924">
            <text:p>1.0619385236</text:p>
          </table:table-cell>
          <table:table-cell office:value-type="float" office:value="0">
            <text:p>0</text:p>
          </table:table-cell>
          <table:table-cell office:value-type="float" office:value="-12.3056906011076">
            <text:p>-12.3056906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871">
            <text:p>871</text:p>
          </table:table-cell>
          <table:table-cell office:value-type="float" office:value="7752">
            <text:p>7752</text:p>
          </table:table-cell>
          <table:table-cell office:value-type="float" office:value="10608">
            <text:p>10608</text:p>
          </table:table-cell>
          <table:table-cell office:value-type="float" office:value="17204">
            <text:p>17204</text:p>
          </table:table-cell>
          <table:table-cell office:value-type="float" office:value="-20.75">
            <text:p>-20.75</text:p>
          </table:table-cell>
          <table:table-cell office:value-type="float" office:value="-615.5">
            <text:p>-615.5</text:p>
          </table:table-cell>
          <table:table-cell office:value-type="float" office:value="-39.5">
            <text:p>-39.5</text:p>
          </table:table-cell>
          <table:table-cell office:value-type="float" office:value="-0.00267672858617131">
            <text:p>-0.0026767286</text:p>
          </table:table-cell>
          <table:table-cell office:value-type="float" office:value="-0.0580222473604827">
            <text:p>-0.0580222474</text:p>
          </table:table-cell>
          <table:table-cell office:value-type="float" office:value="-0.00229597767960939">
            <text:p>-0.0022959777</text:p>
          </table:table-cell>
          <table:table-cell office:value-type="float" office:value="0.990645493105212">
            <text:p>0.9906454931</text:p>
          </table:table-cell>
          <table:table-cell office:value-type="float" office:value="0.803520633368282">
            <text:p>0.8035206334</text:p>
          </table:table-cell>
          <table:table-cell office:value-type="float" office:value="0.991974410287837">
            <text:p>0.9919744103</text:p>
          </table:table-cell>
          <table:table-cell office:value-type="float" office:value="0">
            <text:p>0</text:p>
          </table:table-cell>
          <table:table-cell office:value-type="float" office:value="-11.5962051356604">
            <text:p>-11.59620513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528">
            <text:p>528</text:p>
          </table:table-cell>
          <table:table-cell table:number-columns-repeated="2" office:value-type="float" office:value="815">
            <text:p>815</text:p>
          </table:table-cell>
          <table:table-cell office:value-type="float" office:value="7530">
            <text:p>7530</text:p>
          </table:table-cell>
          <table:table-cell office:value-type="float" office:value="10022">
            <text:p>10022</text:p>
          </table:table-cell>
          <table:table-cell office:value-type="float" office:value="16316">
            <text:p>16316</text:p>
          </table:table-cell>
          <table:table-cell office:value-type="float" office:value="-279.25">
            <text:p>-279.25</text:p>
          </table:table-cell>
          <table:table-cell office:value-type="float" office:value="31.625">
            <text:p>31.625</text:p>
          </table:table-cell>
          <table:table-cell office:value-type="float" office:value="-160.25">
            <text:p>-160.25</text:p>
          </table:table-cell>
          <table:table-cell office:value-type="float" office:value="-0.0370849933598938">
            <text:p>-0.0370849934</text:p>
          </table:table-cell>
          <table:table-cell office:value-type="float" office:value="0.00315555777289962">
            <text:p>0.0031555578</text:p>
          </table:table-cell>
          <table:table-cell office:value-type="float" office:value="-0.00982164746261339">
            <text:p>-0.0098216475</text:p>
          </table:table-cell>
          <table:table-cell office:value-type="float" office:value="0.872898104836078">
            <text:p>0.8728981048</text:p>
          </table:table-cell>
          <table:table-cell office:value-type="float" office:value="1.01106396899307">
            <text:p>1.011063969</text:p>
          </table:table-cell>
          <table:table-cell office:value-type="float" office:value="0.965813304808258">
            <text:p>0.9658133048</text:p>
          </table:table-cell>
          <table:table-cell office:value-type="float" office:value="-18.3420162936062">
            <text:p>-18.34201629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754">
            <text:p>754</text:p>
          </table:table-cell>
          <table:table-cell office:value-type="float" office:value="6075">
            <text:p>6075</text:p>
          </table:table-cell>
          <table:table-cell office:value-type="float" office:value="10655">
            <text:p>10655</text:p>
          </table:table-cell>
          <table:table-cell office:value-type="float" office:value="16766">
            <text:p>16766</text:p>
          </table:table-cell>
          <table:table-cell office:value-type="float" office:value="-193.625">
            <text:p>-193.625</text:p>
          </table:table-cell>
          <table:table-cell office:value-type="float" office:value="106.25">
            <text:p>106.25</text:p>
          </table:table-cell>
          <table:table-cell office:value-type="float" office:value="-541.375">
            <text:p>-541.375</text:p>
          </table:table-cell>
          <table:table-cell office:value-type="float" office:value="-0.0318724279835391">
            <text:p>-0.031872428</text:p>
          </table:table-cell>
          <table:table-cell office:value-type="float" office:value="0.00997184420459878">
            <text:p>0.0099718442</text:p>
          </table:table-cell>
          <table:table-cell office:value-type="float" office:value="-0.0322900512942861">
            <text:p>-0.0322900513</text:p>
          </table:table-cell>
          <table:table-cell office:value-type="float" office:value="0.890437571322122">
            <text:p>0.8904375713</text:p>
          </table:table-cell>
          <table:table-cell office:value-type="float" office:value="1.0350963525627">
            <text:p>1.0350963526</text:p>
          </table:table-cell>
          <table:table-cell office:value-type="float" office:value="0.889028409398671">
            <text:p>0.8890284094</text:p>
          </table:table-cell>
          <table:table-cell office:value-type="float" office:value="-21.3991041662844">
            <text:p>-21.3991041663</text:p>
          </table:table-cell>
          <table:table-cell office:value-type="float" office:value="0">
            <text:p>0</text:p>
          </table:table-cell>
          <table:table-cell office:value-type="float" office:value="-21.1178073693369">
            <text:p>-21.117807369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  <table:table-cell table:number-columns-repeated="2" office:value-type="float" office:value="782">
            <text:p>782</text:p>
          </table:table-cell>
          <table:table-cell office:value-type="float" office:value="6100">
            <text:p>6100</text:p>
          </table:table-cell>
          <table:table-cell office:value-type="float" office:value="11571">
            <text:p>11571</text:p>
          </table:table-cell>
          <table:table-cell office:value-type="float" office:value="17025">
            <text:p>17025</text:p>
          </table:table-cell>
          <table:table-cell office:value-type="float" office:value="-548.25">
            <text:p>-548.25</text:p>
          </table:table-cell>
          <table:table-cell office:value-type="float" office:value="-557.75">
            <text:p>-557.75</text:p>
          </table:table-cell>
          <table:table-cell office:value-type="float" office:value="252.125">
            <text:p>252.125</text:p>
          </table:table-cell>
          <table:table-cell office:value-type="float" office:value="-0.0898770491803279">
            <text:p>-0.0898770492</text:p>
          </table:table-cell>
          <table:table-cell office:value-type="float" office:value="-0.0482024025581194">
            <text:p>-0.0482024026</text:p>
          </table:table-cell>
          <table:table-cell office:value-type="float" office:value="0.0148091042584435">
            <text:p>0.0148091043</text:p>
          </table:table-cell>
          <table:table-cell office:value-type="float" office:value="0.701262980448804">
            <text:p>0.7012629804</text:p>
          </table:table-cell>
          <table:table-cell office:value-type="float" office:value="0.835845595406837">
            <text:p>0.8358455954</text:p>
          </table:table-cell>
          <table:table-cell office:value-type="float" office:value="1.05226171165967">
            <text:p>1.0522617117</text:p>
          </table:table-cell>
          <table:table-cell office:value-type="float" office:value="-7.36015851137338">
            <text:p>-7.3601585114</text:p>
          </table:table-cell>
          <table:table-cell office:value-type="float" office:value="-14.0305030271383">
            <text:p>-14.03050302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5860">
            <text:p>5860</text:p>
          </table:table-cell>
          <table:table-cell office:value-type="float" office:value="10212">
            <text:p>10212</text:p>
          </table:table-cell>
          <table:table-cell office:value-type="float" office:value="16346">
            <text:p>16346</text:p>
          </table:table-cell>
          <table:table-cell office:value-type="float" office:value="-310.75">
            <text:p>-310.75</text:p>
          </table:table-cell>
          <table:table-cell office:value-type="float" office:value="-388.625">
            <text:p>-388.625</text:p>
          </table:table-cell>
          <table:table-cell office:value-type="float" office:value="-19.25">
            <text:p>-19.25</text:p>
          </table:table-cell>
          <table:table-cell office:value-type="float" office:value="-0.0530290102389079">
            <text:p>-0.0530290102</text:p>
          </table:table-cell>
          <table:table-cell office:value-type="float" office:value="-0.0380557187622405">
            <text:p>-0.0380557188</text:p>
          </table:table-cell>
          <table:table-cell office:value-type="float" office:value="-0.00117765814266487">
            <text:p>-0.0011776581</text:p>
          </table:table-cell>
          <table:table-cell office:value-type="float" office:value="0.819910132980582">
            <text:p>0.819910133</text:p>
          </table:table-cell>
          <table:table-cell office:value-type="float" office:value="0.869643530283959">
            <text:p>0.8696435303</text:p>
          </table:table-cell>
          <table:table-cell office:value-type="float" office:value="0.995880914782927">
            <text:p>0.9958809148</text:p>
          </table:table-cell>
          <table:table-cell office:value-type="float" office:value="-12.7213733398702">
            <text:p>-12.7213733399</text:p>
          </table:table-cell>
          <table:table-cell office:value-type="float" office:value="-17.8651937453708">
            <text:p>-17.86519374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4880">
            <text:p>4880</text:p>
          </table:table-cell>
          <table:table-cell office:value-type="float" office:value="9548">
            <text:p>9548</text:p>
          </table:table-cell>
          <table:table-cell office:value-type="float" office:value="15864">
            <text:p>15864</text:p>
          </table:table-cell>
          <table:table-cell office:value-type="float" office:value="-201.625">
            <text:p>-201.625</text:p>
          </table:table-cell>
          <table:table-cell office:value-type="float" office:value="-338">
            <text:p>-338</text:p>
          </table:table-cell>
          <table:table-cell office:value-type="float" office:value="-114.5">
            <text:p>-114.5</text:p>
          </table:table-cell>
          <table:table-cell office:value-type="float" office:value="-0.0413165983606557">
            <text:p>-0.0413165984</text:p>
          </table:table-cell>
          <table:table-cell office:value-type="float" office:value="-0.0354000837871806">
            <text:p>-0.0354000838</text:p>
          </table:table-cell>
          <table:table-cell office:value-type="float" office:value="-0.00721759959657085">
            <text:p>-0.0072175996</text:p>
          </table:table-cell>
          <table:table-cell office:value-type="float" office:value="0.858737745885892">
            <text:p>0.8587377459</text:p>
          </table:table-cell>
          <table:table-cell office:value-type="float" office:value="0.878555911971861">
            <text:p>0.878555912</text:p>
          </table:table-cell>
          <table:table-cell office:value-type="float" office:value="0.974840505150117">
            <text:p>0.9748405052</text:p>
          </table:table-cell>
          <table:table-cell office:value-type="float" office:value="-16.4274715254365">
            <text:p>-16.4274715254</text:p>
          </table:table-cell>
          <table:table-cell office:value-type="float" office:value="-19.2317270805915">
            <text:p>-19.2317270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772">
            <text:p>772</text:p>
          </table:table-cell>
          <table:table-cell office:value-type="float" office:value="4500">
            <text:p>4500</text:p>
          </table:table-cell>
          <table:table-cell office:value-type="float" office:value="9184">
            <text:p>9184</text:p>
          </table:table-cell>
          <table:table-cell office:value-type="float" office:value="16090">
            <text:p>16090</text:p>
          </table:table-cell>
          <table:table-cell office:value-type="float" office:value="-42.5">
            <text:p>-42.5</text:p>
          </table:table-cell>
          <table:table-cell office:value-type="float" office:value="-144">
            <text:p>-144</text:p>
          </table:table-cell>
          <table:table-cell office:value-type="float" office:value="-423.5">
            <text:p>-423.5</text:p>
          </table:table-cell>
          <table:table-cell office:value-type="float" office:value="-0.00944444444444444">
            <text:p>-0.0094444444</text:p>
          </table:table-cell>
          <table:table-cell office:value-type="float" office:value="-0.0156794425087108">
            <text:p>-0.0156794425</text:p>
          </table:table-cell>
          <table:table-cell office:value-type="float" office:value="-0.0263206960845245">
            <text:p>-0.0263206961</text:p>
          </table:table-cell>
          <table:table-cell office:value-type="float" office:value="0.967119271604938">
            <text:p>0.9671192716</text:p>
          </table:table-cell>
          <table:table-cell office:value-type="float" office:value="0.945603807257585">
            <text:p>0.9456038073</text:p>
          </table:table-cell>
          <table:table-cell office:value-type="float" office:value="0.909235410627217">
            <text:p>0.9092354106</text:p>
          </table:table-cell>
          <table:table-cell table:number-columns-repeated="2" office:value-type="float" office:value="0">
            <text:p>0</text:p>
          </table:table-cell>
          <table:table-cell office:value-type="float" office:value="-25.9865684463226">
            <text:p>-25.9865684463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506">
            <text:p>506</text:p>
          </table:table-cell>
          <table:table-cell office:value-type="float" office:value="5340">
            <text:p>5340</text:p>
          </table:table-cell>
          <table:table-cell office:value-type="float" office:value="9346">
            <text:p>9346</text:p>
          </table:table-cell>
          <table:table-cell office:value-type="float" office:value="15826">
            <text:p>15826</text:p>
          </table:table-cell>
          <table:table-cell office:value-type="float" office:value="-30">
            <text:p>-30</text:p>
          </table:table-cell>
          <table:table-cell office:value-type="float" office:value="-472">
            <text:p>-472</text:p>
          </table:table-cell>
          <table:table-cell office:value-type="float" office:value="-541.25">
            <text:p>-541.25</text:p>
          </table:table-cell>
          <table:table-cell office:value-type="float" office:value="-0.00561797752808989">
            <text:p>-0.0056179775</text:p>
          </table:table-cell>
          <table:table-cell office:value-type="float" office:value="-0.0505028889364434">
            <text:p>-0.0505028889</text:p>
          </table:table-cell>
          <table:table-cell office:value-type="float" office:value="-0.0342000505497283">
            <text:p>-0.0342000505</text:p>
          </table:table-cell>
          <table:table-cell office:value-type="float" office:value="0.980398939527837">
            <text:p>0.9803989395</text:p>
          </table:table-cell>
          <table:table-cell office:value-type="float" office:value="0.828238950632665">
            <text:p>0.8282389506</text:p>
          </table:table-cell>
          <table:table-cell office:value-type="float" office:value="0.882592324252855">
            <text:p>0.8825923243</text:p>
          </table:table-cell>
          <table:table-cell office:value-type="float" office:value="0">
            <text:p>0</text:p>
          </table:table-cell>
          <table:table-cell office:value-type="float" office:value="-13.3753347298402">
            <text:p>-13.3753347298</text:p>
          </table:table-cell>
          <table:table-cell office:value-type="float" office:value="-19.918847870119">
            <text:p>-19.9188478701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table:number-columns-repeated="2" office:value-type="float" office:value="695">
            <text:p>695</text:p>
          </table:table-cell>
          <table:table-cell office:value-type="float" office:value="5368">
            <text:p>5368</text:p>
          </table:table-cell>
          <table:table-cell office:value-type="float" office:value="8820">
            <text:p>8820</text:p>
          </table:table-cell>
          <table:table-cell office:value-type="float" office:value="13599">
            <text:p>13599</text:p>
          </table:table-cell>
          <table:table-cell office:value-type="float" office:value="-198.375">
            <text:p>-198.375</text:p>
          </table:table-cell>
          <table:table-cell office:value-type="float" office:value="-262">
            <text:p>-262</text:p>
          </table:table-cell>
          <table:table-cell office:value-type="float" office:value="-458.25">
            <text:p>-458.25</text:p>
          </table:table-cell>
          <table:table-cell office:value-type="float" office:value="-0.0369551043219076">
            <text:p>-0.0369551043</text:p>
          </table:table-cell>
          <table:table-cell office:value-type="float" office:value="-0.0297052154195011">
            <text:p>-0.0297052154</text:p>
          </table:table-cell>
          <table:table-cell office:value-type="float" office:value="-0.0336973306860799">
            <text:p>-0.0336973307</text:p>
          </table:table-cell>
          <table:table-cell office:value-type="float" office:value="0.873333867154792">
            <text:p>0.8733338672</text:p>
          </table:table-cell>
          <table:table-cell office:value-type="float" office:value="0.897761249685059">
            <text:p>0.8977612497</text:p>
          </table:table-cell>
          <table:table-cell office:value-type="float" office:value="0.88428494238564">
            <text:p>0.8842849424</text:p>
          </table:table-cell>
          <table:table-cell office:value-type="float" office:value="-18.4077180262212">
            <text:p>-18.4077180262</text:p>
          </table:table-cell>
          <table:table-cell office:value-type="float" office:value="-22.9858759402498">
            <text:p>-22.9858759402</text:p>
          </table:table-cell>
          <table:table-cell office:value-type="float" office:value="-20.2212413538629">
            <text:p>-20.2212413539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271">
            <text:p>271</text:p>
          </table:table-cell>
          <table:table-cell office:value-type="float" office:value="4950">
            <text:p>4950</text:p>
          </table:table-cell>
          <table:table-cell office:value-type="float" office:value="8360">
            <text:p>8360</text:p>
          </table:table-cell>
          <table:table-cell office:value-type="float" office:value="13376">
            <text:p>13376</text:p>
          </table:table-cell>
          <table:table-cell office:value-type="float" office:value="-158.625">
            <text:p>-158.625</text:p>
          </table:table-cell>
          <table:table-cell office:value-type="float" office:value="-22">
            <text:p>-22</text:p>
          </table:table-cell>
          <table:table-cell office:value-type="float" office:value="-133.375">
            <text:p>-133.375</text:p>
          </table:table-cell>
          <table:table-cell office:value-type="float" office:value="-0.0320454545454545">
            <text:p>-0.0320454545</text:p>
          </table:table-cell>
          <table:table-cell office:value-type="float" office:value="-0.00263157894736842">
            <text:p>-0.0026315789</text:p>
          </table:table-cell>
          <table:table-cell office:value-type="float" office:value="-0.00997121710526316">
            <text:p>-0.0099712171</text:p>
          </table:table-cell>
          <table:table-cell office:value-type="float" office:value="0.889853654958678">
            <text:p>0.889853655</text:p>
          </table:table-cell>
          <table:table-cell office:value-type="float" office:value="0.990803047091413">
            <text:p>0.9908030471</text:p>
          </table:table-cell>
          <table:table-cell office:value-type="float" office:value="0.965295613465877">
            <text:p>0.9652956135</text:p>
          </table:table-cell>
          <table:table-cell office:value-type="float" office:value="-21.2816699007765">
            <text:p>-21.28166990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5620">
            <text:p>5620</text:p>
          </table:table-cell>
          <table:table-cell office:value-type="float" office:value="7917">
            <text:p>7917</text:p>
          </table:table-cell>
          <table:table-cell office:value-type="float" office:value="12804">
            <text:p>12804</text:p>
          </table:table-cell>
          <table:table-cell office:value-type="float" office:value="37.5">
            <text:p>37.5</text:p>
          </table:table-cell>
          <table:table-cell office:value-type="float" office:value="-105.625">
            <text:p>-105.625</text:p>
          </table:table-cell>
          <table:table-cell office:value-type="float" office:value="308">
            <text:p>308</text:p>
          </table:table-cell>
          <table:table-cell office:value-type="float" office:value="0.00667259786476868">
            <text:p>0.0066725979</text:p>
          </table:table-cell>
          <table:table-cell office:value-type="float" office:value="-0.0133415435139573">
            <text:p>-0.0133415435</text:p>
          </table:table-cell>
          <table:table-cell office:value-type="float" office:value="0.0240549828178694">
            <text:p>0.0240549828</text:p>
          </table:table-cell>
          <table:table-cell office:value-type="float" office:value="1.02344135870873">
            <text:p>1.0234413587</text:p>
          </table:table-cell>
          <table:table-cell office:value-type="float" office:value="0.953653471396486">
            <text:p>0.9536534714</text:p>
          </table:table-cell>
          <table:table-cell office:value-type="float" office:value="1.08532657857134">
            <text:p>1.0853265786</text:p>
          </table:table-cell>
          <table:table-cell table:number-columns-repeated="2" office:value-type="float" office:value="0">
            <text:p>0</text:p>
          </table:table-cell>
          <table:table-cell office:value-type="float" office:value="29.1603190876352">
            <text:p>29.160319087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91">
            <text:p>491</text:p>
          </table:table-cell>
          <table:table-cell office:value-type="float" office:value="341">
            <text:p>341</text:p>
          </table:table-cell>
          <table:table-cell office:value-type="float" office:value="5824">
            <text:p>5824</text:p>
          </table:table-cell>
          <table:table-cell office:value-type="float" office:value="8460">
            <text:p>8460</text:p>
          </table:table-cell>
          <table:table-cell office:value-type="float" office:value="13818">
            <text:p>13818</text:p>
          </table:table-cell>
          <table:table-cell office:value-type="float" office:value="54.25">
            <text:p>54.25</text:p>
          </table:table-cell>
          <table:table-cell office:value-type="float" office:value="-102.5">
            <text:p>-102.5</text:p>
          </table:table-cell>
          <table:table-cell office:value-type="float" office:value="-381.25">
            <text:p>-381.25</text:p>
          </table:table-cell>
          <table:table-cell office:value-type="float" office:value="0.00931490384615385">
            <text:p>0.0093149038</text:p>
          </table:table-cell>
          <table:table-cell office:value-type="float" office:value="-0.0121158392434988">
            <text:p>-0.0121158392</text:p>
          </table:table-cell>
          <table:table-cell office:value-type="float" office:value="-0.0275908235634679">
            <text:p>-0.0275908236</text:p>
          </table:table-cell>
          <table:table-cell office:value-type="float" office:value="1.03277222763152">
            <text:p>1.0327722276</text:p>
          </table:table-cell>
          <table:table-cell office:value-type="float" office:value="0.95788227802648">
            <text:p>0.957882278</text:p>
          </table:table-cell>
          <table:table-cell office:value-type="float" office:value="0.904924174475887">
            <text:p>0.9049241745</text:p>
          </table:table-cell>
          <table:table-cell table:number-columns-repeated="2" office:value-type="float" office:value="0">
            <text:p>0</text:p>
          </table:table-cell>
          <table:table-cell office:value-type="float" office:value="-24.7741912834541">
            <text:p>-24.774191283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308">
            <text:p>308</text:p>
          </table:table-cell>
          <table:table-cell office:value-type="float" office:value="5400">
            <text:p>5400</text:p>
          </table:table-cell>
          <table:table-cell office:value-type="float" office:value="8242">
            <text:p>8242</text:p>
          </table:table-cell>
          <table:table-cell office:value-type="float" office:value="14288">
            <text:p>14288</text:p>
          </table:table-cell>
          <table:table-cell office:value-type="float" office:value="-209.25">
            <text:p>-209.25</text:p>
          </table:table-cell>
          <table:table-cell office:value-type="float" office:value="-50.375">
            <text:p>-50.375</text:p>
          </table:table-cell>
          <table:table-cell office:value-type="float" office:value="-132">
            <text:p>-132</text:p>
          </table:table-cell>
          <table:table-cell office:value-type="float" office:value="-0.03875">
            <text:p>-0.03875</text:p>
          </table:table-cell>
          <table:table-cell office:value-type="float" office:value="-0.00611198738170347">
            <text:p>-0.0061119874</text:p>
          </table:table-cell>
          <table:table-cell office:value-type="float" office:value="-0.00923852183650616">
            <text:p>-0.0092385218</text:p>
          </table:table-cell>
          <table:table-cell office:value-type="float" office:value="0.8673180625">
            <text:p>0.8673180625</text:p>
          </table:table-cell>
          <table:table-cell office:value-type="float" office:value="0.978681262687956">
            <text:p>0.9786812627</text:p>
          </table:table-cell>
          <table:table-cell office:value-type="float" office:value="0.967832460132247">
            <text:p>0.9678324601</text:p>
          </table:table-cell>
          <table:table-cell office:value-type="float" office:value="-17.5388128363755">
            <text:p>-17.53881283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5200">
            <text:p>5200</text:p>
          </table:table-cell>
          <table:table-cell office:value-type="float" office:value="8037">
            <text:p>8037</text:p>
          </table:table-cell>
          <table:table-cell office:value-type="float" office:value="13677">
            <text:p>13677</text:p>
          </table:table-cell>
          <table:table-cell office:value-type="float" office:value="-147.875">
            <text:p>-147.875</text:p>
          </table:table-cell>
          <table:table-cell office:value-type="float" office:value="64.125">
            <text:p>64.125</text:p>
          </table:table-cell>
          <table:table-cell office:value-type="float" office:value="97.625">
            <text:p>97.625</text:p>
          </table:table-cell>
          <table:table-cell office:value-type="float" office:value="-0.0284375">
            <text:p>-0.0284375</text:p>
          </table:table-cell>
          <table:table-cell office:value-type="float" office:value="0.00797872340425532">
            <text:p>0.0079787234</text:p>
          </table:table-cell>
          <table:table-cell office:value-type="float" office:value="0.00713789573736931">
            <text:p>0.0071378957</text:p>
          </table:table-cell>
          <table:table-cell office:value-type="float" office:value="0.90205378515625">
            <text:p>0.9020537852</text:p>
          </table:table-cell>
          <table:table-cell office:value-type="float" office:value="1.02805030556813">
            <text:p>1.0280503056</text:p>
          </table:table-cell>
          <table:table-cell office:value-type="float" office:value="1.02508249620969">
            <text:p>1.0250824962</text:p>
          </table:table-cell>
          <table:table-cell office:value-type="float" office:value="-24.0261663594072">
            <text:p>-24.02616635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3">
            <text:p>3</text:p>
          </table:table-cell>
          <table:table-cell office:value-type="float" office:value="433">
            <text:p>433</text:p>
          </table:table-cell>
          <table:table-cell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5586">
            <text:p>5586</text:p>
          </table:table-cell>
          <table:table-cell office:value-type="float" office:value="8246">
            <text:p>8246</text:p>
          </table:table-cell>
          <table:table-cell office:value-type="float" office:value="13771">
            <text:p>13771</text:p>
          </table:table-cell>
          <table:table-cell office:value-type="float" office:value="12.25">
            <text:p>12.25</text:p>
          </table:table-cell>
          <table:table-cell office:value-type="float" office:value="-1.75">
            <text:p>-1.75</text:p>
          </table:table-cell>
          <table:table-cell office:value-type="float" office:value="276.125">
            <text:p>276.125</text:p>
          </table:table-cell>
          <table:table-cell office:value-type="float" office:value="0.00219298245614035">
            <text:p>0.0021929825</text:p>
          </table:table-cell>
          <table:table-cell office:value-type="float" office:value="-0.000212224108658744">
            <text:p>-0.0002122241</text:p>
          </table:table-cell>
          <table:table-cell office:value-type="float" office:value="0.0200511945392491">
            <text:p>0.0200511945</text:p>
          </table:table-cell>
          <table:table-cell office:value-type="float" office:value="1.00768486457372">
            <text:p>1.0076848646</text:p>
          </table:table-cell>
          <table:table-cell office:value-type="float" office:value="0.999257303896276">
            <text:p>0.9992573039</text:p>
          </table:table-cell>
          <table:table-cell office:value-type="float" office:value="1.07096719967618">
            <text:p>1.0709671997</text:p>
          </table:table-cell>
          <table:table-cell table:number-columns-repeated="2" office:value-type="float" office:value="0">
            <text:p>0</text:p>
          </table:table-cell>
          <table:table-cell office:value-type="float" office:value="34.9142990080322">
            <text:p>34.91429900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5440">
            <text:p>5440</text:p>
          </table:table-cell>
          <table:table-cell office:value-type="float" office:value="8073">
            <text:p>8073</text:p>
          </table:table-cell>
          <table:table-cell office:value-type="float" office:value="13816">
            <text:p>13816</text:p>
          </table:table-cell>
          <table:table-cell office:value-type="float" office:value="-25">
            <text:p>-25</text:p>
          </table:table-cell>
          <table:table-cell office:value-type="float" office:value="-48.75">
            <text:p>-48.75</text:p>
          </table:table-cell>
          <table:table-cell office:value-type="float" office:value="-115.5">
            <text:p>-115.5</text:p>
          </table:table-cell>
          <table:table-cell office:value-type="float" office:value="-0.00459558823529412">
            <text:p>-0.0045955882</text:p>
          </table:table-cell>
          <table:table-cell office:value-type="float" office:value="-0.00603864734299517">
            <text:p>-0.0060386473</text:p>
          </table:table-cell>
          <table:table-cell office:value-type="float" office:value="-0.00835987261146497">
            <text:p>-0.0083598726</text:p>
          </table:table-cell>
          <table:table-cell office:value-type="float" office:value="0.983956835261678">
            <text:p>0.9839568353</text:p>
          </table:table-cell>
          <table:table-cell office:value-type="float" office:value="0.978936206212514">
            <text:p>0.9789362062</text:p>
          </table:table-cell>
          <table:table-cell office:value-type="float" office:value="0.970877425301229">
            <text:p>0.97087742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5120">
            <text:p>5120</text:p>
          </table:table-cell>
          <table:table-cell office:value-type="float" office:value="7924">
            <text:p>7924</text:p>
          </table:table-cell>
          <table:table-cell office:value-type="float" office:value="13552">
            <text:p>13552</text:p>
          </table:table-cell>
          <table:table-cell office:value-type="float" office:value="-12.5">
            <text:p>-12.5</text:p>
          </table:table-cell>
          <table:table-cell office:value-type="float" office:value="10.5">
            <text:p>10.5</text:p>
          </table:table-cell>
          <table:table-cell office:value-type="float" office:value="-77">
            <text:p>-77</text:p>
          </table:table-cell>
          <table:table-cell office:value-type="float" office:value="-0.00244140625">
            <text:p>-0.0024414063</text:p>
          </table:table-cell>
          <table:table-cell office:value-type="float" office:value="0.00132508833922261">
            <text:p>0.0013250883</text:p>
          </table:table-cell>
          <table:table-cell office:value-type="float" office:value="-0.00568181818181818">
            <text:p>-0.0056818182</text:p>
          </table:table-cell>
          <table:table-cell office:value-type="float" office:value="0.991466760635376">
            <text:p>0.9914667606</text:p>
          </table:table-cell>
          <table:table-cell office:value-type="float" office:value="1.00464125067113">
            <text:p>1.0046412507</text:p>
          </table:table-cell>
          <table:table-cell office:value-type="float" office:value="0.980176911157025">
            <text:p>0.98017691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3">
            <text:p>3</text:p>
          </table:table-cell>
          <table:table-cell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267">
            <text:p>267</text:p>
          </table:table-cell>
          <table:table-cell office:value-type="float" office:value="5760">
            <text:p>5760</text:p>
          </table:table-cell>
          <table:table-cell office:value-type="float" office:value="7995">
            <text:p>7995</text:p>
          </table:table-cell>
          <table:table-cell office:value-type="float" office:value="13508">
            <text:p>13508</text:p>
          </table:table-cell>
          <table:table-cell office:value-type="float" office:value="45">
            <text:p>45</text:p>
          </table:table-cell>
          <table:table-cell office:value-type="float" office:value="48.75">
            <text:p>48.75</text:p>
          </table:table-cell>
          <table:table-cell office:value-type="float" office:value="154">
            <text:p>154</text:p>
          </table:table-cell>
          <table:table-cell office:value-type="float" office:value="0.0078125">
            <text:p>0.0078125</text:p>
          </table:table-cell>
          <table:table-cell office:value-type="float" office:value="0.00609756097560976">
            <text:p>0.006097561</text:p>
          </table:table-cell>
          <table:table-cell office:value-type="float" office:value="0.011400651465798">
            <text:p>0.0114006515</text:p>
          </table:table-cell>
          <table:table-cell office:value-type="float" office:value="1.02746337890625">
            <text:p>1.0274633789</text:p>
          </table:table-cell>
          <table:table-cell office:value-type="float" office:value="1.02141433670434">
            <text:p>1.0214143367</text:p>
          </table:table-cell>
          <table:table-cell office:value-type="float" office:value="1.04015703084383">
            <text:p>1.04015703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3">
            <text:p>3</text:p>
          </table:table-cell>
          <table:table-cell office:value-type="float" office:value="423">
            <text:p>423</text:p>
          </table:table-cell>
          <table:table-cell table:number-columns-repeated="2" office:value-type="float" office:value="294">
            <text:p>294</text:p>
          </table:table-cell>
          <table:table-cell office:value-type="float" office:value="5922">
            <text:p>5922</text:p>
          </table:table-cell>
          <table:table-cell office:value-type="float" office:value="8424">
            <text:p>8424</text:p>
          </table:table-cell>
          <table:table-cell office:value-type="float" office:value="14758">
            <text:p>14758</text:p>
          </table:table-cell>
          <table:table-cell office:value-type="float" office:value="56">
            <text:p>56</text:p>
          </table:table-cell>
          <table:table-cell office:value-type="float" office:value="-82.375">
            <text:p>-82.375</text:p>
          </table:table-cell>
          <table:table-cell office:value-type="float" office:value="-123.375">
            <text:p>-123.375</text:p>
          </table:table-cell>
          <table:table-cell office:value-type="float" office:value="0.00945626477541371">
            <text:p>0.0094562648</text:p>
          </table:table-cell>
          <table:table-cell office:value-type="float" office:value="-0.00977860873694207">
            <text:p>-0.0097786087</text:p>
          </table:table-cell>
          <table:table-cell office:value-type="float" office:value="-0.00835987261146497">
            <text:p>-0.0083598726</text:p>
          </table:table-cell>
          <table:table-cell office:value-type="float" office:value="1.03327219176321">
            <text:p>1.0332721918</text:p>
          </table:table-cell>
          <table:table-cell office:value-type="float" office:value="0.96596228695081">
            <text:p>0.965962287</text:p>
          </table:table-cell>
          <table:table-cell office:value-type="float" office:value="0.970877425301229">
            <text:p>0.97087742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4">
            <text:p>304</text:p>
          </table:table-cell>
          <table:table-cell office:value-type="float" office:value="5440">
            <text:p>5440</text:p>
          </table:table-cell>
          <table:table-cell office:value-type="float" office:value="8208">
            <text:p>8208</text:p>
          </table:table-cell>
          <table:table-cell office:value-type="float" office:value="14476">
            <text:p>14476</text:p>
          </table:table-cell>
          <table:table-cell office:value-type="float" office:value="-25">
            <text:p>-25</text:p>
          </table:table-cell>
          <table:table-cell office:value-type="float" office:value="-46.5">
            <text:p>-46.5</text:p>
          </table:table-cell>
          <table:table-cell office:value-type="float" office:value="-82.25">
            <text:p>-82.25</text:p>
          </table:table-cell>
          <table:table-cell office:value-type="float" office:value="-0.00459558823529412">
            <text:p>-0.0045955882</text:p>
          </table:table-cell>
          <table:table-cell office:value-type="float" office:value="-0.00566520467836257">
            <text:p>-0.0056652047</text:p>
          </table:table-cell>
          <table:table-cell office:value-type="float" office:value="-0.00568181818181818">
            <text:p>-0.0056818182</text:p>
          </table:table-cell>
          <table:table-cell office:value-type="float" office:value="0.983956835261678">
            <text:p>0.9839568353</text:p>
          </table:table-cell>
          <table:table-cell office:value-type="float" office:value="0.980234688932065">
            <text:p>0.9802346889</text:p>
          </table:table-cell>
          <table:table-cell office:value-type="float" office:value="0.980176911157025">
            <text:p>0.98017691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1">
            <text:p>291</text:p>
          </table:table-cell>
          <table:table-cell office:value-type="float" office:value="5120">
            <text:p>5120</text:p>
          </table:table-cell>
          <table:table-cell office:value-type="float" office:value="8181">
            <text:p>8181</text:p>
          </table:table-cell>
          <table:table-cell office:value-type="float" office:value="14429">
            <text:p>14429</text:p>
          </table:table-cell>
          <table:table-cell office:value-type="float" office:value="-12.5">
            <text:p>-12.5</text:p>
          </table:table-cell>
          <table:table-cell office:value-type="float" office:value="198.5">
            <text:p>198.5</text:p>
          </table:table-cell>
          <table:table-cell office:value-type="float" office:value="164.5">
            <text:p>164.5</text:p>
          </table:table-cell>
          <table:table-cell office:value-type="float" office:value="-0.00244140625">
            <text:p>-0.0024414063</text:p>
          </table:table-cell>
          <table:table-cell office:value-type="float" office:value="0.0242635374648576">
            <text:p>0.0242635375</text:p>
          </table:table-cell>
          <table:table-cell office:value-type="float" office:value="0.011400651465798">
            <text:p>0.0114006515</text:p>
          </table:table-cell>
          <table:table-cell office:value-type="float" office:value="0.991466760635376">
            <text:p>0.9914667606</text:p>
          </table:table-cell>
          <table:table-cell office:value-type="float" office:value="1.08607627085761">
            <text:p>1.0860762709</text:p>
          </table:table-cell>
          <table:table-cell office:value-type="float" office:value="1.04015703084383">
            <text:p>1.0401570308</text:p>
          </table:table-cell>
          <table:table-cell office:value-type="float" office:value="0">
            <text:p>0</text:p>
          </table:table-cell>
          <table:table-cell office:value-type="float" office:value="28.9126300494476">
            <text:p>28.91263004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16">
            <text:p>416</text:p>
          </table:table-cell>
          <table:table-cell office:value-type="float" office:value="293">
            <text:p>293</text:p>
          </table:table-cell>
          <table:table-cell office:value-type="float" office:value="5698">
            <text:p>5698</text:p>
          </table:table-cell>
          <table:table-cell office:value-type="float" office:value="8512">
            <text:p>8512</text:p>
          </table:table-cell>
          <table:table-cell office:value-type="float" office:value="14382">
            <text:p>14382</text:p>
          </table:table-cell>
          <table:table-cell office:value-type="float" office:value="43.75">
            <text:p>43.75</text:p>
          </table:table-cell>
          <table:table-cell office:value-type="float" office:value="-118.375">
            <text:p>-118.375</text:p>
          </table:table-cell>
          <table:table-cell office:value-type="float" office:value="182.125">
            <text:p>182.125</text:p>
          </table:table-cell>
          <table:table-cell office:value-type="float" office:value="0.00767813267813268">
            <text:p>0.0076781327</text:p>
          </table:table-cell>
          <table:table-cell office:value-type="float" office:value="-0.013906837406015">
            <text:p>-0.0139068374</text:p>
          </table:table-cell>
          <table:table-cell office:value-type="float" office:value="0.0126633986928105">
            <text:p>0.0126633987</text:p>
          </table:table-cell>
          <table:table-cell office:value-type="float" office:value="1.02698901366745">
            <text:p>1.0269890137</text:p>
          </table:table-cell>
          <table:table-cell office:value-type="float" office:value="0.951705133327157">
            <text:p>0.9517051333</text:p>
          </table:table-cell>
          <table:table-cell office:value-type="float" office:value="1.04463620429108">
            <text:p>1.04463620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5632">
            <text:p>5632</text:p>
          </table:table-cell>
          <table:table-cell office:value-type="float" office:value="7969">
            <text:p>7969</text:p>
          </table:table-cell>
          <table:table-cell office:value-type="float" office:value="13728">
            <text:p>13728</text:p>
          </table:table-cell>
          <table:table-cell office:value-type="float" office:value="-170.25">
            <text:p>-170.25</text:p>
          </table:table-cell>
          <table:table-cell office:value-type="float" office:value="-232.75">
            <text:p>-232.75</text:p>
          </table:table-cell>
          <table:table-cell office:value-type="float" office:value="-57.5">
            <text:p>-57.5</text:p>
          </table:table-cell>
          <table:table-cell office:value-type="float" office:value="-0.0302290482954545">
            <text:p>-0.0302290483</text:p>
          </table:table-cell>
          <table:table-cell office:value-type="float" office:value="-0.0292069268415109">
            <text:p>-0.0292069268</text:p>
          </table:table-cell>
          <table:table-cell office:value-type="float" office:value="-0.00418851981351981">
            <text:p>-0.0041885198</text:p>
          </table:table-cell>
          <table:table-cell office:value-type="float" office:value="0.895989369873173">
            <text:p>0.8959893699</text:p>
          </table:table-cell>
          <table:table-cell office:value-type="float" office:value="0.899447723422742">
            <text:p>0.8994477234</text:p>
          </table:table-cell>
          <table:table-cell office:value-type="float" office:value="0.985374566301208">
            <text:p>0.9853745663</text:p>
          </table:table-cell>
          <table:table-cell office:value-type="float" office:value="-22.5814914119044">
            <text:p>-22.5814914119</text:p>
          </table:table-cell>
          <table:table-cell office:value-type="float" office:value="-23.3840016042038">
            <text:p>-23.38400160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260">
            <text:p>260</text:p>
          </table:table-cell>
          <table:table-cell office:value-type="float" office:value="5164">
            <text:p>5164</text:p>
          </table:table-cell>
          <table:table-cell office:value-type="float" office:value="7632">
            <text:p>7632</text:p>
          </table:table-cell>
          <table:table-cell office:value-type="float" office:value="13376">
            <text:p>13376</text:p>
          </table:table-cell>
          <table:table-cell office:value-type="float" office:value="-42.375">
            <text:p>-42.375</text:p>
          </table:table-cell>
          <table:table-cell office:value-type="float" office:value="211.625">
            <text:p>211.625</text:p>
          </table:table-cell>
          <table:table-cell office:value-type="float" office:value="417">
            <text:p>417</text:p>
          </table:table-cell>
          <table:table-cell office:value-type="float" office:value="-0.00820584817970565">
            <text:p>-0.0082058482</text:p>
          </table:table-cell>
          <table:table-cell office:value-type="float" office:value="0.027728642557652">
            <text:p>0.0277286426</text:p>
          </table:table-cell>
          <table:table-cell office:value-type="float" office:value="0.0311752392344498">
            <text:p>0.0311752392</text:p>
          </table:table-cell>
          <table:table-cell office:value-type="float" office:value="0.971411509821953">
            <text:p>0.9714115098</text:p>
          </table:table-cell>
          <table:table-cell office:value-type="float" office:value="1.09855724908324">
            <text:p>1.0985572491</text:p>
          </table:table-cell>
          <table:table-cell office:value-type="float" office:value="1.11101825258157">
            <text:p>1.1110182526</text:p>
          </table:table-cell>
          <table:table-cell office:value-type="float" office:value="0">
            <text:p>0</text:p>
          </table:table-cell>
          <table:table-cell office:value-type="float" office:value="25.3425095487458">
            <text:p>25.3425095487</text:p>
          </table:table-cell>
          <table:table-cell office:value-type="float" office:value="22.5787012935372">
            <text:p>22.5787012935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99">
            <text:p>399</text:p>
          </table:table-cell>
          <table:table-cell office:value-type="float" office:value="281">
            <text:p>281</text:p>
          </table:table-cell>
          <table:table-cell office:value-type="float" office:value="5950">
            <text:p>5950</text:p>
          </table:table-cell>
          <table:table-cell office:value-type="float" office:value="8324">
            <text:p>8324</text:p>
          </table:table-cell>
          <table:table-cell office:value-type="float" office:value="13852">
            <text:p>13852</text:p>
          </table:table-cell>
          <table:table-cell office:value-type="float" office:value="294.375">
            <text:p>294.375</text:p>
          </table:table-cell>
          <table:table-cell office:value-type="float" office:value="53.25">
            <text:p>53.25</text:p>
          </table:table-cell>
          <table:table-cell office:value-type="float" office:value="101.875">
            <text:p>101.875</text:p>
          </table:table-cell>
          <table:table-cell office:value-type="float" office:value="0.0494747899159664">
            <text:p>0.0494747899</text:p>
          </table:table-cell>
          <table:table-cell office:value-type="float" office:value="0.00639716482460356">
            <text:p>0.0063971648</text:p>
          </table:table-cell>
          <table:table-cell office:value-type="float" office:value="0.00735453364135143">
            <text:p>0.0073545336</text:p>
          </table:table-cell>
          <table:table-cell office:value-type="float" office:value="1.17795936418685">
            <text:p>1.1779593642</text:p>
          </table:table-cell>
          <table:table-cell office:value-type="float" office:value="1.02247028737299">
            <text:p>1.0224702874</text:p>
          </table:table-cell>
          <table:table-cell office:value-type="float" office:value="1.02584688250829">
            <text:p>1.0258468825</text:p>
          </table:table-cell>
          <table:table-cell office:value-type="float" office:value="14.3538929858925">
            <text:p>14.35389298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5133">
            <text:p>5133</text:p>
          </table:table-cell>
          <table:table-cell office:value-type="float" office:value="8372">
            <text:p>8372</text:p>
          </table:table-cell>
          <table:table-cell office:value-type="float" office:value="14664">
            <text:p>14664</text:p>
          </table:table-cell>
          <table:table-cell office:value-type="float" office:value="-52.375">
            <text:p>-52.375</text:p>
          </table:table-cell>
          <table:table-cell office:value-type="float" office:value="235.25">
            <text:p>235.25</text:p>
          </table:table-cell>
          <table:table-cell office:value-type="float" office:value="-120.375">
            <text:p>-120.375</text:p>
          </table:table-cell>
          <table:table-cell office:value-type="float" office:value="-0.0102035846483538">
            <text:p>-0.0102035846</text:p>
          </table:table-cell>
          <table:table-cell office:value-type="float" office:value="0.0280996177735308">
            <text:p>0.0280996178</text:p>
          </table:table-cell>
          <table:table-cell office:value-type="float" office:value="-0.00820887888707038">
            <text:p>-0.0082088789</text:p>
          </table:table-cell>
          <table:table-cell office:value-type="float" office:value="0.964491515484527">
            <text:p>0.9644915155</text:p>
          </table:table-cell>
          <table:table-cell office:value-type="float" office:value="1.09989625570463">
            <text:p>1.0998962557</text:p>
          </table:table-cell>
          <table:table-cell office:value-type="float" office:value="0.971400999852716">
            <text:p>0.9714009999</text:p>
          </table:table-cell>
          <table:table-cell office:value-type="float" office:value="0">
            <text:p>0</text:p>
          </table:table-cell>
          <table:table-cell office:value-type="float" office:value="25.0124678858343">
            <text:p>25.01246788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308">
            <text:p>308</text:p>
          </table:table-cell>
          <table:table-cell office:value-type="float" office:value="4878">
            <text:p>4878</text:p>
          </table:table-cell>
          <table:table-cell office:value-type="float" office:value="7815">
            <text:p>7815</text:p>
          </table:table-cell>
          <table:table-cell office:value-type="float" office:value="14288">
            <text:p>14288</text:p>
          </table:table-cell>
          <table:table-cell office:value-type="float" office:value="38">
            <text:p>38</text:p>
          </table:table-cell>
          <table:table-cell office:value-type="float" office:value="352.166666666667">
            <text:p>352.1666666667</text:p>
          </table:table-cell>
          <table:table-cell office:value-type="float" office:value="39.5">
            <text:p>39.5</text:p>
          </table:table-cell>
          <table:table-cell office:value-type="float" office:value="0.00779007790077901">
            <text:p>0.0077900779</text:p>
          </table:table-cell>
          <table:table-cell office:value-type="float" office:value="0.045062913201109">
            <text:p>0.0450629132</text:p>
          </table:table-cell>
          <table:table-cell office:value-type="float" office:value="0.00276455767077268">
            <text:p>0.0027645577</text:p>
          </table:table-cell>
          <table:table-cell office:value-type="float" office:value="1.02738421586758">
            <text:p>1.0273842159</text:p>
          </table:table-cell>
          <table:table-cell office:value-type="float" office:value="1.16170030185038">
            <text:p>1.1617003019</text:p>
          </table:table-cell>
          <table:table-cell office:value-type="float" office:value="1.00969093169477">
            <text:p>1.0096909317</text:p>
          </table:table-cell>
          <table:table-cell office:value-type="float" office:value="0">
            <text:p>0</text:p>
          </table:table-cell>
          <table:table-cell office:value-type="float" office:value="15.7257935565185">
            <text:p>15.72579355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5741">
            <text:p>5741</text:p>
          </table:table-cell>
          <table:table-cell office:value-type="float" office:value="8713">
            <text:p>8713</text:p>
          </table:table-cell>
          <table:table-cell office:value-type="float" office:value="15304">
            <text:p>15304</text:p>
          </table:table-cell>
          <table:table-cell office:value-type="float" office:value="262.375">
            <text:p>262.375</text:p>
          </table:table-cell>
          <table:table-cell office:value-type="float" office:value="196.857142857143">
            <text:p>196.8571428571</text:p>
          </table:table-cell>
          <table:table-cell office:value-type="float" office:value="748.25">
            <text:p>748.25</text:p>
          </table:table-cell>
          <table:table-cell office:value-type="float" office:value="0.0457019682982059">
            <text:p>0.0457019683</text:p>
          </table:table-cell>
          <table:table-cell office:value-type="float" office:value="0.0225934974012559">
            <text:p>0.0225934974</text:p>
          </table:table-cell>
          <table:table-cell office:value-type="float" office:value="0.0488924464192368">
            <text:p>0.0488924464</text:p>
          </table:table-cell>
          <table:table-cell office:value-type="float" office:value="1.16405068206013">
            <text:p>1.1640506821</text:p>
          </table:table-cell>
          <table:table-cell office:value-type="float" office:value="1.08007775450904">
            <text:p>1.0800777545</text:p>
          </table:table-cell>
          <table:table-cell office:value-type="float" office:value="1.17580888624837">
            <text:p>1.1758088862</text:p>
          </table:table-cell>
          <table:table-cell office:value-type="float" office:value="15.5106735110384">
            <text:p>15.510673511</text:p>
          </table:table-cell>
          <table:table-cell office:value-type="float" office:value="31.0243394523756">
            <text:p>31.0243394524</text:p>
          </table:table-cell>
          <table:table-cell office:value-type="float" office:value="14.5207953109192">
            <text:p>14.520795310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06">
            <text:p>306</text:p>
          </table:table-cell>
          <table:table-cell office:value-type="float" office:value="6430">
            <text:p>6430</text:p>
          </table:table-cell>
          <table:table-cell office:value-type="float" office:value="9740">
            <text:p>9740</text:p>
          </table:table-cell>
          <table:table-cell office:value-type="float" office:value="17143">
            <text:p>17143</text:p>
          </table:table-cell>
          <table:table-cell office:value-type="float" office:value="138.142857142857">
            <text:p>138.1428571429</text:p>
          </table:table-cell>
          <table:table-cell office:value-type="float" office:value="489.428571428571">
            <text:p>489.4285714286</text:p>
          </table:table-cell>
          <table:table-cell office:value-type="float" office:value="861.428571428571">
            <text:p>861.4285714286</text:p>
          </table:table-cell>
          <table:table-cell office:value-type="float" office:value="0.0214841146411908">
            <text:p>0.0214841146</text:p>
          </table:table-cell>
          <table:table-cell office:value-type="float" office:value="0.0502493399823995">
            <text:p>0.05024934</text:p>
          </table:table-cell>
          <table:table-cell office:value-type="float" office:value="0.0502495812534896">
            <text:p>0.0502495813</text:p>
          </table:table-cell>
          <table:table-cell office:value-type="float" office:value="1.07609907292072">
            <text:p>1.0760990729</text:p>
          </table:table-cell>
          <table:table-cell office:value-type="float" office:value="1.18082168242899">
            <text:p>1.1808216824</text:p>
          </table:table-cell>
          <table:table-cell office:value-type="float" office:value="1.18082257440287">
            <text:p>1.1808225744</text:p>
          </table:table-cell>
          <table:table-cell office:value-type="float" office:value="32.6085873398517">
            <text:p>32.6085873399</text:p>
          </table:table-cell>
          <table:table-cell office:value-type="float" office:value="14.1378966826268">
            <text:p>14.1378966826</text:p>
          </table:table-cell>
          <table:table-cell office:value-type="float" office:value="14.1378304373483">
            <text:p>14.137830437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82">
            <text:p>582</text:p>
          </table:table-cell>
          <table:table-cell table:number-columns-repeated="2" office:value-type="float" office:value="272">
            <text:p>272</text:p>
          </table:table-cell>
          <table:table-cell office:value-type="float" office:value="5771">
            <text:p>5771</text:p>
          </table:table-cell>
          <table:table-cell office:value-type="float" office:value="9211">
            <text:p>9211</text:p>
          </table:table-cell>
          <table:table-cell office:value-type="float" office:value="18013">
            <text:p>18013</text:p>
          </table:table-cell>
          <table:table-cell office:value-type="float" office:value="105.5">
            <text:p>105.5</text:p>
          </table:table-cell>
          <table:table-cell office:value-type="float" office:value="479.333333333333">
            <text:p>479.3333333333</text:p>
          </table:table-cell>
          <table:table-cell office:value-type="float" office:value="0">
            <text:p>0</text:p>
          </table:table-cell>
          <table:table-cell office:value-type="float" office:value="0.0182810604747877">
            <text:p>0.0182810605</text:p>
          </table:table-cell>
          <table:table-cell office:value-type="float" office:value="0.0520392284587269">
            <text:p>0.0520392285</text:p>
          </table:table-cell>
          <table:table-cell office:value-type="float" office:value="0">
            <text:p>0</text:p>
          </table:table-cell>
          <table:table-cell office:value-type="float" office:value="1.06463873811904">
            <text:p>1.0646387381</text:p>
          </table:table-cell>
          <table:table-cell office:value-type="float" office:value="1.18744513895076">
            <text:p>1.187445139</text:p>
          </table:table-cell>
          <table:table-cell office:value-type="float" office:value="1.18">
            <text:p>1.18</text:p>
          </table:table-cell>
          <table:table-cell office:value-type="float" office:value="0">
            <text:p>0</text:p>
          </table:table-cell>
          <table:table-cell office:value-type="float" office:value="13.6633485871155">
            <text:p>13.66334858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66">
            <text:p>566</text:p>
          </table:table-cell>
          <table:table-cell office:value-type="float" office:value="374">
            <text:p>374</text:p>
          </table:table-cell>
          <table:table-cell office:value-type="float" office:value="256">
            <text:p>256</text:p>
          </table:table-cell>
          <table:table-cell office:value-type="float" office:value="5634">
            <text:p>5634</text:p>
          </table:table-cell>
          <table:table-cell office:value-type="float" office:value="9010">
            <text:p>9010</text:p>
          </table:table-cell>
          <table:table-cell office:value-type="float" office:value="18928">
            <text:p>18928</text:p>
          </table:table-cell>
          <table:table-cell office:value-type="float" office:value="140.6">
            <text:p>140.6</text:p>
          </table:table-cell>
          <table:table-cell office:value-type="float" office:value="401.75">
            <text:p>401.75</text:p>
          </table:table-cell>
          <table:table-cell office:value-type="float" office:value="0">
            <text:p>0</text:p>
          </table:table-cell>
          <table:table-cell office:value-type="float" office:value="0.0249556265530706">
            <text:p>0.0249556266</text:p>
          </table:table-cell>
          <table:table-cell office:value-type="float" office:value="0.0445893451720311">
            <text:p>0.0445893452</text:p>
          </table:table-cell>
          <table:table-cell office:value-type="float" office:value="0">
            <text:p>0</text:p>
          </table:table-cell>
          <table:table-cell office:value-type="float" office:value="1.08856534819719">
            <text:p>1.0885653482</text:p>
          </table:table-cell>
          <table:table-cell office:value-type="float" office:value="1.15995959911974">
            <text:p>1.1599595991</text:p>
          </table:table-cell>
          <table:table-cell office:value-type="float" office:value="1.18">
            <text:p>1.18</text:p>
          </table:table-cell>
          <table:table-cell office:value-type="float" office:value="28.1203362569934">
            <text:p>28.120336257</text:p>
          </table:table-cell>
          <table:table-cell office:value-type="float" office:value="15.8891841556227">
            <text:p>15.88918415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5530">
            <text:p>5530</text:p>
          </table:table-cell>
          <table:table-cell office:value-type="float" office:value="9955">
            <text:p>9955</text:p>
          </table:table-cell>
          <table:table-cell office:value-type="float" office:value="19889">
            <text:p>19889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1.18">
            <text:p>1.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5">
            <text:p>5</text:p>
          </table:table-cell>
          <table:table-cell office:value-type="float" office:value="626">
            <text:p>626</text:p>
          </table:table-cell>
          <table:table-cell office:value-type="float" office:value="431">
            <text:p>431</text:p>
          </table:table-cell>
          <table:table-cell office:value-type="float" office:value="312">
            <text:p>312</text:p>
          </table:table-cell>
          <table:table-cell office:value-type="float" office:value="5428">
            <text:p>5428</text:p>
          </table:table-cell>
          <table:table-cell office:value-type="float" office:value="10232">
            <text:p>10232</text:p>
          </table:table-cell>
          <table:table-cell office:value-type="float" office:value="20899">
            <text:p>20899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23">
            <text:p>1.23</text:p>
          </table:table-cell>
          <table:table-cell office:value-type="float" office:value="1.18">
            <text:p>1.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5">
            <text:p>5</text:p>
          </table:table-cell>
          <table:table-cell office:value-type="float" office:value="619">
            <text:p>619</text:p>
          </table:table-cell>
          <table:table-cell table:number-columns-repeated="2" office:value-type="float" office:value="304">
            <text:p>304</text:p>
          </table:table-cell>
          <table:table-cell office:value-type="float" office:value="5328">
            <text:p>5328</text:p>
          </table:table-cell>
          <table:table-cell office:value-type="float" office:value="10734">
            <text:p>10734</text:p>
          </table:table-cell>
          <table:table-cell office:value-type="float" office:value="21960">
            <text:p>21960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07">
            <text:p>1.07</text:p>
          </table:table-cell>
          <table:table-cell office:value-type="float" office:value="1.18">
            <text:p>1.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0.25">
            <text:p>80.25</text:p>
          </table:table-cell>
          <table:table-cell office:value-type="float" office:value="3708.5">
            <text:p>3708.5</text:p>
          </table:table-cell>
          <table:table-cell office:value-type="float" office:value="12994">
            <text:p>12994</text:p>
          </table:table-cell>
          <table:table-cell office:value-type="float" office:value="10.89">
            <text:p>10.89</text:p>
          </table:table-cell>
          <table:table-cell table:number-columns-repeated="3" office:value-type="float" office:value="5">
            <text:p>5</text:p>
          </table:table-cell>
          <table:table-cell office:value-type="float" office:value="621">
            <text:p>621</text:p>
          </table:table-cell>
          <table:table-cell table:number-columns-repeated="2" office:value-type="float" office:value="303">
            <text:p>303</text:p>
          </table:table-cell>
          <table:table-cell office:value-type="float" office:value="5230">
            <text:p>5230</text:p>
          </table:table-cell>
          <table:table-cell office:value-type="float" office:value="10957">
            <text:p>10957</text:p>
          </table:table-cell>
          <table:table-cell office:value-type="float" office:value="23292">
            <text:p>23292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07">
            <text:p>1.07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85.6666666666667">
            <text:p>85.6666666667</text:p>
          </table:table-cell>
          <table:table-cell office:value-type="float" office:value="3752">
            <text:p>3752</text:p>
          </table:table-cell>
          <table:table-cell office:value-type="float" office:value="10984">
            <text:p>10984</text:p>
          </table:table-cell>
          <table:table-cell office:value-type="float" office:value="12.12">
            <text:p>12.1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44">
            <text:p>644</text:p>
          </table:table-cell>
          <table:table-cell office:value-type="float" office:value="325">
            <text:p>325</text:p>
          </table:table-cell>
          <table:table-cell office:value-type="float" office:value="5133">
            <text:p>5133</text:p>
          </table:table-cell>
          <table:table-cell office:value-type="float" office:value="11322">
            <text:p>11322</text:p>
          </table:table-cell>
          <table:table-cell office:value-type="float" office:value="24772">
            <text:p>24772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08">
            <text:p>1.08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3" table:default-cell-style-name="Default"/>
        <table:table-column table:style-name="co18" table:number-columns-repeated="2" table:default-cell-style-name="Default"/>
        <table:table-column table:style-name="co13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94">
            <text:p>0.94</text:p>
          </table:table-cell>
          <table:table-cell office:value-type="float" office:value="1.08">
            <text:p>1.08</text:p>
          </table:table-cell>
          <table:table-cell office:value-type="float" office:value="1.22">
            <text:p>1.2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5.5">
            <text:p>15.5</text:p>
          </table:table-cell>
          <table:table-cell office:value-type="float" office:value="19.5">
            <text:p>19.5</text:p>
          </table:table-cell>
          <table:table-cell office:value-type="float" office:value="27">
            <text:p>27</text:p>
          </table:table-cell>
          <table:table-cell office:value-type="float" office:value="15012">
            <text:p>15012</text:p>
          </table:table-cell>
          <table:table-cell office:value-type="float" office:value="15182">
            <text:p>15182</text:p>
          </table:table-cell>
          <table:table-cell office:value-type="float" office:value="15874">
            <text:p>158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5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55:31.61</dc:date>
    <dc:creator>Liam Widdess</dc:creator>
    <meta:editing-duration>P2DT3H30M51S</meta:editing-duration>
    <meta:editing-cycles>185</meta:editing-cycles>
    <meta:generator>OpenOffice/4.1.7$Win32 OpenOffice.org_project/417m1$Build-9800</meta:generator>
    <meta:document-statistic meta:table-count="8" meta:cell-count="1044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75">
                <text:p>18775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588">
                <text:p>11588</text:p>
              </table:table-cell>
              <table:table-cell office:value-type="float" office:value="19535">
                <text:p>19535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952">
                <text:p>10952</text:p>
              </table:table-cell>
              <table:table-cell office:value-type="float" office:value="18683">
                <text:p>1868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232">
                <text:p>11232</text:p>
              </table:table-cell>
              <table:table-cell office:value-type="float" office:value="18512">
                <text:p>18512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040">
                <text:p>12040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673">
                <text:p>11673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858">
                <text:p>10858</text:p>
              </table:table-cell>
              <table:table-cell office:value-type="float" office:value="16400">
                <text:p>16400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458">
                <text:p>11458</text:p>
              </table:table-cell>
              <table:table-cell office:value-type="float" office:value="16330">
                <text:p>16330</text:p>
              </table:table-cell>
              <table:table-cell office:value-type="float" office:value="24851">
                <text:p>24851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090">
                <text:p>12090</text:p>
              </table:table-cell>
              <table:table-cell office:value-type="float" office:value="15550">
                <text:p>15550</text:p>
              </table:table-cell>
              <table:table-cell office:value-type="float" office:value="22850">
                <text:p>2285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370">
                <text:p>11370</text:p>
              </table:table-cell>
              <table:table-cell office:value-type="float" office:value="14854">
                <text:p>14854</text:p>
              </table:table-cell>
              <table:table-cell office:value-type="float" office:value="20439">
                <text:p>20439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871">
                <text:p>10871</text:p>
              </table:table-cell>
              <table:table-cell office:value-type="float" office:value="14475">
                <text:p>14475</text:p>
              </table:table-cell>
              <table:table-cell office:value-type="float" office:value="21734">
                <text:p>2173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160">
                <text:p>11160</text:p>
              </table:table-cell>
              <table:table-cell office:value-type="float" office:value="14486">
                <text:p>14486</text:p>
              </table:table-cell>
              <table:table-cell office:value-type="float" office:value="21921">
                <text:p>2192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475">
                <text:p>11475</text:p>
              </table:table-cell>
              <table:table-cell office:value-type="float" office:value="15410">
                <text:p>15410</text:p>
              </table:table-cell>
              <table:table-cell office:value-type="float" office:value="21207">
                <text:p>2120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318">
                <text:p>11318</text:p>
              </table:table-cell>
              <table:table-cell office:value-type="float" office:value="15029">
                <text:p>15029</text:p>
              </table:table-cell>
              <table:table-cell office:value-type="float" office:value="20708">
                <text:p>2070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398">
                <text:p>11398</text:p>
              </table:table-cell>
              <table:table-cell office:value-type="float" office:value="15775">
                <text:p>15775</text:p>
              </table:table-cell>
              <table:table-cell office:value-type="float" office:value="21743">
                <text:p>2174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190">
                <text:p>11190</text:p>
              </table:table-cell>
              <table:table-cell office:value-type="float" office:value="15552">
                <text:p>15552</text:p>
              </table:table-cell>
              <table:table-cell office:value-type="float" office:value="21980">
                <text:p>21980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475">
                <text:p>11475</text:p>
              </table:table-cell>
              <table:table-cell office:value-type="float" office:value="14700">
                <text:p>14700</text:p>
              </table:table-cell>
              <table:table-cell office:value-type="float" office:value="21011">
                <text:p>2101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415">
                <text:p>11415</text:p>
              </table:table-cell>
              <table:table-cell office:value-type="float" office:value="14768">
                <text:p>14768</text:p>
              </table:table-cell>
              <table:table-cell office:value-type="float" office:value="20543">
                <text:p>20543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170">
                <text:p>11170</text:p>
              </table:table-cell>
              <table:table-cell office:value-type="float" office:value="14438">
                <text:p>14438</text:p>
              </table:table-cell>
              <table:table-cell office:value-type="float" office:value="21243">
                <text:p>2124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655">
                <text:p>10655</text:p>
              </table:table-cell>
              <table:table-cell office:value-type="float" office:value="14353">
                <text:p>14353</text:p>
              </table:table-cell>
              <table:table-cell office:value-type="float" office:value="21009">
                <text:p>2100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788">
                <text:p>10788</text:p>
              </table:table-cell>
              <table:table-cell office:value-type="float" office:value="14658">
                <text:p>14658</text:p>
              </table:table-cell>
              <table:table-cell office:value-type="float" office:value="20539">
                <text:p>20539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643">
                <text:p>10643</text:p>
              </table:table-cell>
              <table:table-cell office:value-type="float" office:value="14768">
                <text:p>14768</text:p>
              </table:table-cell>
              <table:table-cell office:value-type="float" office:value="20753">
                <text:p>2075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555">
                <text:p>10555</text:p>
              </table:table-cell>
              <table:table-cell office:value-type="float" office:value="14260">
                <text:p>14260</text:p>
              </table:table-cell>
              <table:table-cell office:value-type="float" office:value="21243">
                <text:p>212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960">
                <text:p>9960</text:p>
              </table:table-cell>
              <table:table-cell office:value-type="float" office:value="13813">
                <text:p>13813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715">
                <text:p>9715</text:p>
              </table:table-cell>
              <table:table-cell office:value-type="float" office:value="13858">
                <text:p>13858</text:p>
              </table:table-cell>
              <table:table-cell office:value-type="float" office:value="20251">
                <text:p>2025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224">
                <text:p>9224</text:p>
              </table:table-cell>
              <table:table-cell office:value-type="float" office:value="13887">
                <text:p>13887</text:p>
              </table:table-cell>
              <table:table-cell office:value-type="float" office:value="20731">
                <text:p>2073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840">
                <text:p>9840</text:p>
              </table:table-cell>
              <table:table-cell office:value-type="float" office:value="13176">
                <text:p>13176</text:p>
              </table:table-cell>
              <table:table-cell office:value-type="float" office:value="18527">
                <text:p>1852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650">
                <text:p>9650</text:p>
              </table:table-cell>
              <table:table-cell office:value-type="float" office:value="13176">
                <text:p>13176</text:p>
              </table:table-cell>
              <table:table-cell office:value-type="float" office:value="18774">
                <text:p>1877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557">
                <text:p>9557</text:p>
              </table:table-cell>
              <table:table-cell office:value-type="float" office:value="13750">
                <text:p>13750</text:p>
              </table:table-cell>
              <table:table-cell office:value-type="float" office:value="19328">
                <text:p>19328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450">
                <text:p>9450</text:p>
              </table:table-cell>
              <table:table-cell office:value-type="float" office:value="12864">
                <text:p>12864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161">
                <text:p>9161</text:p>
              </table:table-cell>
              <table:table-cell office:value-type="float" office:value="12498">
                <text:p>12498</text:p>
              </table:table-cell>
              <table:table-cell office:value-type="float" office:value="18194">
                <text:p>1819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720">
                <text:p>8720</text:p>
              </table:table-cell>
              <table:table-cell office:value-type="float" office:value="12386">
                <text:p>12386</text:p>
              </table:table-cell>
              <table:table-cell office:value-type="float" office:value="17778">
                <text:p>1777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458">
                <text:p>8458</text:p>
              </table:table-cell>
              <table:table-cell office:value-type="float" office:value="12263">
                <text:p>12263</text:p>
              </table:table-cell>
              <table:table-cell office:value-type="float" office:value="18824">
                <text:p>1882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401">
                <text:p>8401</text:p>
              </table:table-cell>
              <table:table-cell office:value-type="float" office:value="11800">
                <text:p>11800</text:p>
              </table:table-cell>
              <table:table-cell office:value-type="float" office:value="17284">
                <text:p>1728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734">
                <text:p>8734</text:p>
              </table:table-cell>
              <table:table-cell office:value-type="float" office:value="11699">
                <text:p>11699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495">
                <text:p>8495</text:p>
              </table:table-cell>
              <table:table-cell office:value-type="float" office:value="12284">
                <text:p>12284</text:p>
              </table:table-cell>
              <table:table-cell office:value-type="float" office:value="17654">
                <text:p>1765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379">
                <text:p>8379</text:p>
              </table:table-cell>
              <table:table-cell office:value-type="float" office:value="11958">
                <text:p>11958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330">
                <text:p>8330</text:p>
              </table:table-cell>
              <table:table-cell office:value-type="float" office:value="11204">
                <text:p>11204</text:p>
              </table:table-cell>
              <table:table-cell office:value-type="float" office:value="16957">
                <text:p>1695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122">
                <text:p>8122</text:p>
              </table:table-cell>
              <table:table-cell office:value-type="float" office:value="10986">
                <text:p>10986</text:p>
              </table:table-cell>
              <table:table-cell office:value-type="float" office:value="15868">
                <text:p>1586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177">
                <text:p>8177</text:p>
              </table:table-cell>
              <table:table-cell office:value-type="float" office:value="10900">
                <text:p>10900</text:p>
              </table:table-cell>
              <table:table-cell office:value-type="float" office:value="16966">
                <text:p>1696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8120">
                <text:p>8120</text:p>
              </table:table-cell>
              <table:table-cell office:value-type="float" office:value="10748">
                <text:p>10748</text:p>
              </table:table-cell>
              <table:table-cell office:value-type="float" office:value="15996">
                <text:p>1599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916">
                <text:p>7916</text:p>
              </table:table-cell>
              <table:table-cell office:value-type="float" office:value="10832">
                <text:p>10832</text:p>
              </table:table-cell>
              <table:table-cell office:value-type="float" office:value="16547">
                <text:p>1654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850">
                <text:p>7850</text:p>
              </table:table-cell>
              <table:table-cell office:value-type="float" office:value="10986">
                <text:p>10986</text:p>
              </table:table-cell>
              <table:table-cell office:value-type="float" office:value="18023">
                <text:p>18023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8004">
                <text:p>8004</text:p>
              </table:table-cell>
              <table:table-cell office:value-type="float" office:value="12040">
                <text:p>12040</text:p>
              </table:table-cell>
              <table:table-cell office:value-type="float" office:value="17399">
                <text:p>1739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952">
                <text:p>7952</text:p>
              </table:table-cell>
              <table:table-cell office:value-type="float" office:value="11210">
                <text:p>11210</text:p>
              </table:table-cell>
              <table:table-cell office:value-type="float" office:value="17071">
                <text:p>170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958">
                <text:p>7958</text:p>
              </table:table-cell>
              <table:table-cell office:value-type="float" office:value="11484">
                <text:p>11484</text:p>
              </table:table-cell>
              <table:table-cell office:value-type="float" office:value="16812">
                <text:p>1681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615">
                <text:p>7615</text:p>
              </table:table-cell>
              <table:table-cell office:value-type="float" office:value="12258">
                <text:p>12258</text:p>
              </table:table-cell>
              <table:table-cell office:value-type="float" office:value="17889">
                <text:p>1788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752">
                <text:p>7752</text:p>
              </table:table-cell>
              <table:table-cell office:value-type="float" office:value="10608">
                <text:p>10608</text:p>
              </table:table-cell>
              <table:table-cell office:value-type="float" office:value="17204">
                <text:p>1720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30">
                <text:p>7530</text:p>
              </table:table-cell>
              <table:table-cell office:value-type="float" office:value="10022">
                <text:p>10022</text:p>
              </table:table-cell>
              <table:table-cell office:value-type="float" office:value="16316">
                <text:p>1631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6075">
                <text:p>6075</text:p>
              </table:table-cell>
              <table:table-cell office:value-type="float" office:value="10655">
                <text:p>10655</text:p>
              </table:table-cell>
              <table:table-cell office:value-type="float" office:value="16766">
                <text:p>1676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6100">
                <text:p>6100</text:p>
              </table:table-cell>
              <table:table-cell office:value-type="float" office:value="11571">
                <text:p>11571</text:p>
              </table:table-cell>
              <table:table-cell office:value-type="float" office:value="17025">
                <text:p>170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860">
                <text:p>5860</text:p>
              </table:table-cell>
              <table:table-cell office:value-type="float" office:value="10212">
                <text:p>10212</text:p>
              </table:table-cell>
              <table:table-cell office:value-type="float" office:value="16346">
                <text:p>1634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4880">
                <text:p>4880</text:p>
              </table:table-cell>
              <table:table-cell office:value-type="float" office:value="9548">
                <text:p>9548</text:p>
              </table:table-cell>
              <table:table-cell office:value-type="float" office:value="15864">
                <text:p>1586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500">
                <text:p>4500</text:p>
              </table:table-cell>
              <table:table-cell office:value-type="float" office:value="9184">
                <text:p>9184</text:p>
              </table:table-cell>
              <table:table-cell office:value-type="float" office:value="16090">
                <text:p>16090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5340">
                <text:p>5340</text:p>
              </table:table-cell>
              <table:table-cell office:value-type="float" office:value="9346">
                <text:p>9346</text:p>
              </table:table-cell>
              <table:table-cell office:value-type="float" office:value="15826">
                <text:p>1582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5368">
                <text:p>5368</text:p>
              </table:table-cell>
              <table:table-cell office:value-type="float" office:value="8820">
                <text:p>8820</text:p>
              </table:table-cell>
              <table:table-cell office:value-type="float" office:value="13599">
                <text:p>13599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950">
                <text:p>4950</text:p>
              </table:table-cell>
              <table:table-cell office:value-type="float" office:value="8360">
                <text:p>8360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5620">
                <text:p>5620</text:p>
              </table:table-cell>
              <table:table-cell office:value-type="float" office:value="7917">
                <text:p>7917</text:p>
              </table:table-cell>
              <table:table-cell office:value-type="float" office:value="12804">
                <text:p>1280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5824">
                <text:p>5824</text:p>
              </table:table-cell>
              <table:table-cell office:value-type="float" office:value="8460">
                <text:p>8460</text:p>
              </table:table-cell>
              <table:table-cell office:value-type="float" office:value="13818">
                <text:p>1381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5400">
                <text:p>5400</text:p>
              </table:table-cell>
              <table:table-cell office:value-type="float" office:value="8242">
                <text:p>8242</text:p>
              </table:table-cell>
              <table:table-cell office:value-type="float" office:value="14288">
                <text:p>14288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5200">
                <text:p>5200</text:p>
              </table:table-cell>
              <table:table-cell office:value-type="float" office:value="8037">
                <text:p>8037</text:p>
              </table:table-cell>
              <table:table-cell office:value-type="float" office:value="13677">
                <text:p>13677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5586">
                <text:p>5586</text:p>
              </table:table-cell>
              <table:table-cell office:value-type="float" office:value="8246">
                <text:p>8246</text:p>
              </table:table-cell>
              <table:table-cell office:value-type="float" office:value="13771">
                <text:p>13771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5440">
                <text:p>5440</text:p>
              </table:table-cell>
              <table:table-cell office:value-type="float" office:value="8073">
                <text:p>8073</text:p>
              </table:table-cell>
              <table:table-cell office:value-type="float" office:value="13816">
                <text:p>1381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5120">
                <text:p>5120</text:p>
              </table:table-cell>
              <table:table-cell office:value-type="float" office:value="7924">
                <text:p>7924</text:p>
              </table:table-cell>
              <table:table-cell office:value-type="float" office:value="13552">
                <text:p>1355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5760">
                <text:p>5760</text:p>
              </table:table-cell>
              <table:table-cell office:value-type="float" office:value="7995">
                <text:p>7995</text:p>
              </table:table-cell>
              <table:table-cell office:value-type="float" office:value="13508">
                <text:p>1350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922">
                <text:p>5922</text:p>
              </table:table-cell>
              <table:table-cell office:value-type="float" office:value="8424">
                <text:p>8424</text:p>
              </table:table-cell>
              <table:table-cell office:value-type="float" office:value="14758">
                <text:p>1475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5440">
                <text:p>5440</text:p>
              </table:table-cell>
              <table:table-cell office:value-type="float" office:value="8208">
                <text:p>8208</text:p>
              </table:table-cell>
              <table:table-cell office:value-type="float" office:value="14476">
                <text:p>1447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5120">
                <text:p>5120</text:p>
              </table:table-cell>
              <table:table-cell office:value-type="float" office:value="8181">
                <text:p>8181</text:p>
              </table:table-cell>
              <table:table-cell office:value-type="float" office:value="14429">
                <text:p>1442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5698">
                <text:p>5698</text:p>
              </table:table-cell>
              <table:table-cell office:value-type="float" office:value="8512">
                <text:p>8512</text:p>
              </table:table-cell>
              <table:table-cell office:value-type="float" office:value="14382">
                <text:p>1438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5632">
                <text:p>5632</text:p>
              </table:table-cell>
              <table:table-cell office:value-type="float" office:value="7969">
                <text:p>7969</text:p>
              </table:table-cell>
              <table:table-cell office:value-type="float" office:value="13728">
                <text:p>1372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5164">
                <text:p>5164</text:p>
              </table:table-cell>
              <table:table-cell office:value-type="float" office:value="7632">
                <text:p>7632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5950">
                <text:p>5950</text:p>
              </table:table-cell>
              <table:table-cell office:value-type="float" office:value="8324">
                <text:p>8324</text:p>
              </table:table-cell>
              <table:table-cell office:value-type="float" office:value="13852">
                <text:p>1385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5133">
                <text:p>5133</text:p>
              </table:table-cell>
              <table:table-cell office:value-type="float" office:value="8372">
                <text:p>8372</text:p>
              </table:table-cell>
              <table:table-cell office:value-type="float" office:value="14664">
                <text:p>14664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4878">
                <text:p>4878</text:p>
              </table:table-cell>
              <table:table-cell office:value-type="float" office:value="7815">
                <text:p>7815</text:p>
              </table:table-cell>
              <table:table-cell office:value-type="float" office:value="14288">
                <text:p>1428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5741">
                <text:p>5741</text:p>
              </table:table-cell>
              <table:table-cell office:value-type="float" office:value="8713">
                <text:p>8713</text:p>
              </table:table-cell>
              <table:table-cell office:value-type="float" office:value="15304">
                <text:p>1530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430">
                <text:p>6430</text:p>
              </table:table-cell>
              <table:table-cell office:value-type="float" office:value="9740">
                <text:p>9740</text:p>
              </table:table-cell>
              <table:table-cell office:value-type="float" office:value="17143">
                <text:p>17143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5771">
                <text:p>5771</text:p>
              </table:table-cell>
              <table:table-cell office:value-type="float" office:value="9211">
                <text:p>9211</text:p>
              </table:table-cell>
              <table:table-cell office:value-type="float" office:value="18013">
                <text:p>1801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5634">
                <text:p>5634</text:p>
              </table:table-cell>
              <table:table-cell office:value-type="float" office:value="9010">
                <text:p>9010</text:p>
              </table:table-cell>
              <table:table-cell office:value-type="float" office:value="18928">
                <text:p>18928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5530">
                <text:p>5530</text:p>
              </table:table-cell>
              <table:table-cell office:value-type="float" office:value="9955">
                <text:p>9955</text:p>
              </table:table-cell>
              <table:table-cell office:value-type="float" office:value="19889">
                <text:p>19889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5428">
                <text:p>5428</text:p>
              </table:table-cell>
              <table:table-cell office:value-type="float" office:value="10232">
                <text:p>10232</text:p>
              </table:table-cell>
              <table:table-cell office:value-type="float" office:value="20899">
                <text:p>20899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5328">
                <text:p>5328</text:p>
              </table:table-cell>
              <table:table-cell office:value-type="float" office:value="10734">
                <text:p>10734</text:p>
              </table:table-cell>
              <table:table-cell office:value-type="float" office:value="21960">
                <text:p>21960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5230">
                <text:p>5230</text:p>
              </table:table-cell>
              <table:table-cell office:value-type="float" office:value="10957">
                <text:p>10957</text:p>
              </table:table-cell>
              <table:table-cell office:value-type="float" office:value="23292">
                <text:p>23292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5133">
                <text:p>5133</text:p>
              </table:table-cell>
              <table:table-cell office:value-type="float" office:value="11322">
                <text:p>11322</text:p>
              </table:table-cell>
              <table:table-cell office:value-type="float" office:value="24772">
                <text:p>24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08.5">
                <text:p>3708.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4cm" svg:y="1.404cm" svg:width="30.90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2cm" svg:y="1.352cm" svg:width="31.36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42232232976659">
                <text:p>0.842232232976659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09648636161993">
                <text:p>0.80964863616199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624006066075">
                <text:p>1.0562400606607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58254136256431">
                <text:p>0.858254136256431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2703447662356">
                <text:p>0.81270344766235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4112846943647">
                <text:p>0.904112846943647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1008269222189">
                <text:p>0.831008269222189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93951058606759">
                <text:p>0.993951058606759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61136989123355">
                <text:p>0.96113698912335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.00055966367888">
                <text:p>1.00055966367888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97703780337131">
                <text:p>0.99770378033713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81481230796705">
                <text:p>0.98148123079670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68954433377052">
                <text:p>0.968954433377052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3921851750333">
                <text:p>0.993921851750333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3572392514586">
                <text:p>0.99357239251458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2663135595428">
                <text:p>0.982663135595428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9679595379819">
                <text:p>0.97967959537981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91272885107581">
                <text:p>0.991272885107581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32653217079513">
                <text:p>0.93265321707951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07941374078692">
                <text:p>0.90794137407869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3160257875095">
                <text:p>0.94316025787509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91272885107581">
                <text:p>0.99127288510758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43154628146582">
                <text:p>0.9431546281465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01638543654814">
                <text:p>0.90163854365481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28447964972396">
                <text:p>0.92844796497239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0472921575921">
                <text:p>1.0047292157592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18059426976166">
                <text:p>0.91805942697616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6972093333392">
                <text:p>0.96697209333339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763504">
                <text:p>0.9376350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1917427266749">
                <text:p>0.94191742726674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3580518170153">
                <text:p>0.93358051817015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5995223507662">
                <text:p>0.96599522350766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7463004543474">
                <text:p>0.97746300454347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22206108270791">
                <text:p>0.92220610827079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2462442741053">
                <text:p>0.95246244274105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40808753392786">
                <text:p>0.94080875339278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80778456014522">
                <text:p>0.98077845601452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3522285052338">
                <text:p>1.0352228505233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917248336421">
                <text:p>0.95917248336421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68690546586988">
                <text:p>0.968690546586988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139522025865">
                <text:p>1.0139522025865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3019433126913">
                <text:p>1.0301943312691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5917248336421">
                <text:p>0.95917248336421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6470072505408">
                <text:p>0.97647007250540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7252224506641">
                <text:p>0.97725222450664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4373177578946">
                <text:p>1.0437317757894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814183352508447">
                <text:p>0.81418335250844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803520633368282">
                <text:p>0.803520633368282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1106396899307">
                <text:p>1.0110639689930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350963525627">
                <text:p>1.0350963525627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835845595406837">
                <text:p>0.83584559540683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869643530283959">
                <text:p>0.86964353028395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878555911971861">
                <text:p>0.87855591197186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45603807257585">
                <text:p>0.94560380725758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828238950632665">
                <text:p>0.82823895063266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897761249685059">
                <text:p>0.897761249685059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90803047091413">
                <text:p>0.99080304709141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53653471396486">
                <text:p>0.95365347139648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5788227802648">
                <text:p>0.9578822780264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78681262687956">
                <text:p>0.97868126268795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2805030556813">
                <text:p>1.028050305568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999257303896276">
                <text:p>0.999257303896276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78936206212514">
                <text:p>0.978936206212514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0464125067113">
                <text:p>1.00464125067113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2141433670434">
                <text:p>1.0214143367043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6596228695081">
                <text:p>0.9659622869508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80234688932065">
                <text:p>0.98023468893206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8607627085761">
                <text:p>1.0860762708576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0.951705133327157">
                <text:p>0.95170513332715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899447723422742">
                <text:p>0.89944772342274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9855724908324">
                <text:p>1.0985572490832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2247028737299">
                <text:p>1.02247028737299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09989625570463">
                <text:p>1.0998962557046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6170030185038">
                <text:p>1.1617003018503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8007775450904">
                <text:p>1.0800777545090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8082168242899">
                <text:p>1.1808216824289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8744513895076">
                <text:p>1.1874451389507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5995959911974">
                <text:p>1.1599595991197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2994">
                <text:p>1299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0984">
                <text:p>10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